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Quotations">
      <style:paragraph-properties fo:margin-top="0in" fo:margin-bottom="0in" loext:contextual-spacing="false" style:writing-mode="lr-tb"/>
      <style:text-properties fo:color="#000000" style:font-name="apple-system" fo:font-size="10.5pt" officeooo:paragraph-rsid="0073fdf2"/>
    </style:style>
    <style:style style:name="P2" style:family="paragraph" style:parent-style-name="Text_20_body">
      <style:paragraph-properties fo:margin-top="0in" fo:margin-bottom="0in" loext:contextual-spacing="false" style:writing-mode="lr-tb"/>
      <style:text-properties fo:color="#000000"/>
    </style:style>
    <style:style style:name="P3" style:family="paragraph" style:parent-style-name="Quotations">
      <style:paragraph-properties fo:margin-top="0in" fo:margin-bottom="0.078in" loext:contextual-spacing="false" style:writing-mode="lr-tb"/>
      <style:text-properties fo:color="#000000" style:font-name="apple-system" fo:font-size="10.5pt" officeooo:paragraph-rsid="0073fdf2"/>
    </style:style>
    <style:style style:name="P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6"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7" style:family="paragraph" style:parent-style-name="Preformatted_20_Text">
      <style:text-properties fo:font-variant="normal" fo:text-transform="none" fo:color="#14141f" style:font-name="system-ui" fo:font-size="11pt" fo:letter-spacing="normal" fo:font-style="normal" fo:font-weight="bold" officeooo:paragraph-rsid="00cce001" style:font-size-asian="11pt" style:font-size-complex="11pt"/>
    </style:style>
    <style:style style:name="P8" style:family="paragraph" style:parent-style-name="Preformatted_20_Text">
      <style:text-properties officeooo:paragraph-rsid="00cce001"/>
    </style:style>
    <style:style style:name="P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8af4f3"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7c238f"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943e6d" officeooo:paragraph-rsid="00943e6d"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8de21f" officeooo:paragraph-rsid="008de21f"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7c238f"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825b43"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a7a78f" officeooo:paragraph-rsid="007c238f"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af4f3" officeooo:paragraph-rsid="008af4f3" style:font-size-asian="13pt" style:font-style-asian="normal" style:font-weight-asian="bold" style:font-size-complex="13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7c238f" officeooo:paragraph-rsid="007c238f" style:font-size-asian="13pt" style:font-style-asian="normal" style:font-weight-asian="bold" style:font-size-complex="13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25b43" officeooo:paragraph-rsid="00825b43" style:font-size-asian="13pt" style:font-style-asian="normal" style:font-weight-asian="bold" style:font-size-complex="13pt" style:font-style-complex="normal" style:font-weight-complex="bold"/>
    </style:style>
    <style:style style:name="P1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631279" officeooo:paragraph-rsid="00825b43" style:font-size-asian="13pt" style:font-style-asian="normal" style:font-weight-asian="bold" style:font-size-complex="13pt" style:font-style-complex="normal" style:font-weight-complex="bold"/>
    </style:style>
    <style:style style:name="P20" style:family="paragraph" style:parent-style-name="Standard">
      <style:paragraph-properties fo:text-align="start" style:justify-single-word="false"/>
      <style:text-properties fo:font-variant="normal" fo:text-transform="none" fo:color="#000000" style:font-name="Menlo" fo:font-size="13pt" fo:letter-spacing="normal" fo:font-style="italic" fo:font-weight="normal" officeooo:rsid="00943e6d" officeooo:paragraph-rsid="00943e6d" style:font-size-asian="13pt" style:font-style-asian="italic" style:font-weight-asian="normal" style:font-size-complex="13pt" style:font-style-complex="italic" style:font-weight-complex="normal"/>
    </style:style>
    <style:style style:name="P21" style:family="paragraph" style:parent-style-name="Standard">
      <style:paragraph-properties fo:text-align="justify" style:justify-single-word="false"/>
      <style:text-properties fo:font-variant="normal" fo:text-transform="none" fo:color="#000000" style:font-name="Menlo" fo:font-size="10.5pt" fo:letter-spacing="normal" fo:font-style="normal" fo:font-weight="normal" officeooo:paragraph-rsid="006192b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943e6d" officeooo:paragraph-rsid="00943e6d"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631279" officeooo:paragraph-rsid="007c238f"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825b43" officeooo:paragraph-rsid="00825b43"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bold" officeooo:rsid="00943e6d" officeooo:paragraph-rsid="00943e6d" style:font-size-asian="11pt" style:font-style-asian="normal" style:font-weight-asian="bold" style:font-size-complex="11pt" style:font-style-complex="normal" style:font-weight-complex="bold"/>
    </style:style>
    <style:style style:name="P27" style:family="paragraph" style:parent-style-name="Standard">
      <style:paragraph-properties fo:text-align="start" style:justify-single-word="false"/>
      <style:text-properties fo:font-variant="normal" fo:text-transform="none" fo:color="#000000" style:font-name="Menlo" fo:font-size="11pt" fo:letter-spacing="normal" fo:font-style="italic" fo:font-weight="normal" officeooo:rsid="00943e6d" officeooo:paragraph-rsid="00943e6d"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3e29af" officeooo:paragraph-rsid="003e29af" style:font-style-asian="italic" style:font-style-complex="italic"/>
    </style:style>
    <style:style style:name="P29"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6753c9" officeooo:paragraph-rsid="0067c47c"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666b41" officeooo:paragraph-rsid="00527bef" style:font-style-asian="italic" style:font-weight-asian="normal" style:font-style-complex="italic" style:font-weight-complex="normal"/>
    </style:style>
    <style:style style:name="P31"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7c47c" officeooo:paragraph-rsid="0067c47c"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66b41" officeooo:paragraph-rsid="00527bef"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66b41" officeooo:paragraph-rsid="006f5d56" style:font-style-asian="italic" style:font-weight-asian="bold" style:font-style-complex="italic" style:font-weight-complex="bold"/>
    </style:style>
    <style:style style:name="P36" style:family="paragraph" style:parent-style-name="Standard">
      <style:paragraph-properties fo:text-align="justify" style:justify-single-word="false"/>
      <style:text-properties fo:font-variant="normal" fo:text-transform="none" fo:color="#000000"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variant="normal" fo:text-transform="none" fo:color="#000000" style:font-name="apple-system" fo:font-size="13pt" fo:letter-spacing="normal" fo:font-style="italic" fo:font-weight="bold" officeooo:rsid="006ddfe5" officeooo:paragraph-rsid="006ddfe5" style:font-size-asian="13pt" style:font-style-asian="italic" style:font-weight-asian="bold" style:font-size-complex="13pt" style:font-style-complex="italic" style:font-weight-complex="bold"/>
    </style:style>
    <style:style style:name="P38"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bold" officeooo:rsid="007c238f" officeooo:paragraph-rsid="008c8a35" fo:background-color="#ffffff" style:font-size-asian="13pt" style:font-style-asian="normal" style:font-weight-asian="bold" style:font-size-complex="13pt" style:font-style-complex="normal" style:font-weight-complex="bold"/>
    </style:style>
    <style:style style:name="P39"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font-name="S hne" fo:font-size="12pt" fo:letter-spacing="normal" fo:font-style="italic" fo:font-weight="normal" officeooo:rsid="00b45b49" officeooo:paragraph-rsid="00b45b49" style:font-style-asian="italic" style:font-style-complex="italic"/>
    </style:style>
    <style:style style:name="P41" style:family="paragraph" style:parent-style-name="Standard">
      <style:text-properties fo:font-variant="normal" fo:text-transform="none" fo:color="#000000" style:font-name="S hne" fo:font-size="12pt" fo:letter-spacing="normal" fo:font-style="italic" fo:font-weight="normal" officeooo:rsid="00b7b16c" officeooo:paragraph-rsid="00b7b16c" style:font-style-asian="italic" style:font-style-complex="italic"/>
    </style:style>
    <style:style style:name="P42" style:family="paragraph" style:parent-style-name="Standard">
      <style:text-properties fo:font-variant="normal" fo:text-transform="none" fo:color="#000000" style:font-name="S hne" fo:font-size="12pt" fo:letter-spacing="normal" fo:font-style="italic" fo:font-weight="normal" officeooo:rsid="00b7b16c" officeooo:paragraph-rsid="00ba24d5" style:font-size-asian="10pt" style:font-style-asian="italic" style:font-size-complex="10pt" style:font-style-complex="italic"/>
    </style:style>
    <style:style style:name="P43" style:family="paragraph" style:parent-style-name="Standard">
      <style:text-properties fo:font-variant="normal" fo:text-transform="none" fo:color="#000000" style:font-name="S hne" fo:font-size="12pt" fo:letter-spacing="normal" fo:font-style="normal" fo:font-weight="bold" officeooo:rsid="00bac352" officeooo:paragraph-rsid="00bac352" style:font-size-asian="10pt" style:font-style-asian="normal" style:font-weight-asian="bold" style:font-size-complex="10pt" style:font-style-complex="normal" style:font-weight-complex="bold"/>
    </style:style>
    <style:style style:name="P44" style:family="paragraph" style:parent-style-name="Standard">
      <style:text-properties fo:font-variant="normal" fo:text-transform="none" fo:color="#000000" style:font-name="S hne" fo:font-size="10pt" fo:letter-spacing="normal" fo:font-style="italic" fo:font-weight="normal" officeooo:rsid="00b7b16c" officeooo:paragraph-rsid="00b7b16c" style:font-size-asian="10pt" style:font-style-asian="italic" style:font-size-complex="10pt" style:font-style-complex="italic"/>
    </style:style>
    <style:style style:name="P45" style:family="paragraph" style:parent-style-name="Standard">
      <style:text-properties fo:font-variant="normal" fo:text-transform="none" fo:color="#000000" style:font-name="S hne" fo:font-size="10pt" fo:letter-spacing="normal" fo:font-style="italic" fo:font-weight="normal" officeooo:rsid="00b7d2ca" officeooo:paragraph-rsid="00b7d2ca" style:font-size-asian="10pt" style:font-style-asian="italic" style:font-size-complex="10pt" style:font-style-complex="italic"/>
    </style:style>
    <style:style style:name="P46" style:family="paragraph" style:parent-style-name="Standard">
      <style:text-properties fo:font-variant="normal" fo:text-transform="none" fo:color="#000000" style:font-name="S hne" fo:font-size="10pt" fo:letter-spacing="normal" fo:font-style="italic" fo:font-weight="normal" officeooo:rsid="00ba24d5" officeooo:paragraph-rsid="00ba24d5" style:font-size-asian="10pt" style:font-style-asian="italic" style:font-size-complex="10pt" style:font-style-complex="italic"/>
    </style:style>
    <style:style style:name="P47" style:family="paragraph" style:parent-style-name="Standard">
      <style:text-properties fo:font-variant="normal" fo:text-transform="none" fo:color="#000000" style:font-name="S hne" fo:font-size="10pt" fo:letter-spacing="normal" fo:font-style="italic" fo:font-weight="normal" officeooo:rsid="00b92f62" officeooo:paragraph-rsid="00b92f62" style:font-size-asian="10pt" style:font-style-asian="italic" style:font-size-complex="10pt" style:font-style-complex="italic"/>
    </style:style>
    <style:style style:name="P48" style:family="paragraph" style:parent-style-name="Standard">
      <style:text-properties fo:font-variant="normal" fo:text-transform="none" fo:color="#000000" style:font-name="Liberation Serif" fo:font-size="11pt" fo:letter-spacing="normal" fo:font-style="normal" fo:font-weight="normal" officeooo:rsid="00be2a1a" officeooo:paragraph-rsid="00bc99c6" style:font-size-asian="11pt" style:font-style-asian="normal" style:font-weight-asian="bold" style:font-size-complex="11pt" style:font-style-complex="normal" style:font-weight-complex="bold"/>
    </style:style>
    <style:style style:name="P49" style:family="paragraph" style:parent-style-name="Standard">
      <style:text-properties fo:font-variant="normal" fo:text-transform="none" fo:color="#000000" style:font-name="Liberation Serif" fo:font-size="11pt" fo:letter-spacing="normal" fo:font-style="normal" fo:font-weight="normal" officeooo:rsid="00be2a1a" officeooo:paragraph-rsid="00bf9478" style:font-size-asian="11pt" style:font-style-asian="normal" style:font-weight-asian="bold" style:font-size-complex="11pt" style:font-style-complex="normal" style:font-weight-complex="bold"/>
    </style:style>
    <style:style style:name="P50" style:family="paragraph" style:parent-style-name="Standard">
      <style:text-properties fo:font-variant="normal" fo:text-transform="none" fo:color="#000000" style:font-name="Liberation Serif" fo:font-size="12pt" fo:letter-spacing="normal" fo:font-style="normal" fo:font-weight="normal" officeooo:rsid="00be2a1a" officeooo:paragraph-rsid="00bf9478" style:font-size-asian="12pt" style:font-style-asian="normal" style:font-weight-asian="bold" style:font-size-complex="12pt" style:font-style-complex="normal" style:font-weight-complex="bold"/>
    </style:style>
    <style:style style:name="P51" style:family="paragraph" style:parent-style-name="Standard">
      <style:text-properties fo:font-variant="normal" fo:text-transform="none" fo:color="#000000" style:font-name="Liberation Serif" fo:font-size="12pt" fo:letter-spacing="normal" fo:font-style="normal" fo:font-weight="normal" officeooo:rsid="00cce001" officeooo:paragraph-rsid="00bf9478" style:font-size-asian="12pt" style:font-style-asian="normal" style:font-weight-asian="bold" style:font-size-complex="12pt" style:font-style-complex="normal" style:font-weight-complex="bold"/>
    </style:style>
    <style:style style:name="P52" style:family="paragraph" style:parent-style-name="Standard">
      <style:text-properties fo:font-variant="normal" fo:text-transform="none" fo:color="#000000" style:font-name="Liberation Serif" fo:font-size="12pt" fo:letter-spacing="normal" fo:font-style="normal" fo:font-weight="normal" officeooo:rsid="00d0b824" officeooo:paragraph-rsid="00d0b824" style:font-size-asian="12pt" style:font-style-asian="normal" style:font-weight-asian="bold" style:font-size-complex="12pt" style:font-style-complex="normal" style:font-weight-complex="bold"/>
    </style:style>
    <style:style style:name="P53" style:family="paragraph" style:parent-style-name="Standard">
      <style:text-properties fo:font-variant="normal" fo:text-transform="none" fo:color="#000000" style:font-name="Liberation Serif" fo:font-size="12pt" fo:letter-spacing="normal" fo:font-style="normal" fo:font-weight="bold" officeooo:rsid="00d207e5" officeooo:paragraph-rsid="00d207e5" style:font-size-asian="12pt" style:font-style-asian="normal" style:font-weight-asian="bold" style:font-size-complex="12pt" style:font-style-complex="normal" style:font-weight-complex="bold"/>
    </style:style>
    <style:style style:name="P54" style:family="paragraph" style:parent-style-name="Standard">
      <style:text-properties fo:font-variant="normal" fo:text-transform="none" fo:color="#14141f" style:font-name="system-ui" fo:font-size="10.5pt" fo:letter-spacing="normal" fo:font-style="normal" fo:font-weight="bold" officeooo:paragraph-rsid="00bc99c6"/>
    </style:style>
    <style:style style:name="P55" style:family="paragraph" style:parent-style-name="Standard">
      <style:text-properties fo:font-variant="normal" fo:text-transform="none" fo:color="#14141f" style:font-name="system-ui" fo:font-size="10.5pt" fo:letter-spacing="normal" fo:font-style="normal" fo:font-weight="bold" officeooo:paragraph-rsid="00bf9478"/>
    </style:style>
    <style:style style:name="P56" style:family="paragraph" style:parent-style-name="Standard">
      <style:text-properties fo:font-variant="normal" fo:text-transform="none" fo:color="#14141f" style:font-name="system-ui" fo:font-size="11pt" fo:letter-spacing="normal" fo:font-style="normal" fo:font-weight="bold" officeooo:paragraph-rsid="00bf9478" style:font-size-asian="11pt" style:font-size-complex="11pt"/>
    </style:style>
    <style:style style:name="P57" style:family="paragraph" style:parent-style-name="Standard">
      <style:text-properties fo:color="#000000"/>
    </style:style>
    <style:style style:name="P58" style:family="paragraph" style:parent-style-name="Standard">
      <style:paragraph-properties fo:text-align="justify" style:justify-single-word="false"/>
      <style:text-properties fo:color="#000000" fo:font-weight="bold" officeooo:rsid="001eb0fe" officeooo:paragraph-rsid="001eb0fe" style:font-weight-asian="bold" style:font-weight-complex="bold"/>
    </style:style>
    <style:style style:name="P59" style:family="paragraph" style:parent-style-name="Standard">
      <style:paragraph-properties fo:text-align="justify" style:justify-single-word="false"/>
      <style:text-properties fo:color="#000000" fo:font-weight="bold" officeooo:rsid="001eb0fe" officeooo:paragraph-rsid="0023b89e" style:font-weight-asian="bold" style:font-weight-complex="bold"/>
    </style:style>
    <style:style style:name="P60" style:family="paragraph" style:parent-style-name="Standard">
      <style:paragraph-properties fo:text-align="justify" style:justify-single-word="false"/>
      <style:text-properties fo:color="#000000" fo:font-weight="bold" officeooo:rsid="004e0832" officeooo:paragraph-rsid="004e0832" style:font-weight-asian="bold" style:font-weight-complex="bold"/>
    </style:style>
    <style:style style:name="P61" style:family="paragraph" style:parent-style-name="Standard">
      <style:paragraph-properties fo:text-align="justify" style:justify-single-word="false"/>
      <style:text-properties fo:color="#000000" fo:font-weight="bold" officeooo:rsid="0049949c" officeooo:paragraph-rsid="0049949c" style:font-weight-asian="bold" style:font-weight-complex="bold"/>
    </style:style>
    <style:style style:name="P62" style:family="paragraph" style:parent-style-name="Standard">
      <style:paragraph-properties fo:text-align="justify" style:justify-single-word="false"/>
      <style:text-properties fo:color="#000000" fo:font-weight="bold" officeooo:rsid="005b9fcb" officeooo:paragraph-rsid="005b9fcb" style:font-weight-asian="bold" style:font-weight-complex="bold"/>
    </style:style>
    <style:style style:name="P63" style:family="paragraph" style:parent-style-name="Standard">
      <style:paragraph-properties fo:text-align="justify" style:justify-single-word="false"/>
      <style:text-properties fo:color="#000000" officeooo:rsid="001eb0fe" officeooo:paragraph-rsid="001eb0fe"/>
    </style:style>
    <style:style style:name="P64" style:family="paragraph" style:parent-style-name="Standard">
      <style:paragraph-properties fo:text-align="justify" style:justify-single-word="false"/>
      <style:text-properties fo:color="#000000" officeooo:rsid="001eb0fe" officeooo:paragraph-rsid="001f8576"/>
    </style:style>
    <style:style style:name="P65" style:family="paragraph" style:parent-style-name="Standard">
      <style:paragraph-properties fo:text-align="justify" style:justify-single-word="false"/>
      <style:text-properties fo:color="#000000" officeooo:rsid="00212de3" officeooo:paragraph-rsid="00212de3"/>
    </style:style>
    <style:style style:name="P66" style:family="paragraph" style:parent-style-name="Standard">
      <style:paragraph-properties fo:text-align="justify" style:justify-single-word="false"/>
      <style:text-properties fo:color="#000000" officeooo:rsid="00228abc" officeooo:paragraph-rsid="00228abc"/>
    </style:style>
    <style:style style:name="P67" style:family="paragraph" style:parent-style-name="Standard">
      <style:paragraph-properties fo:text-align="justify" style:justify-single-word="false"/>
      <style:text-properties fo:color="#000000" officeooo:rsid="0023b89e" officeooo:paragraph-rsid="00251008"/>
    </style:style>
    <style:style style:name="P68" style:family="paragraph" style:parent-style-name="Standard">
      <style:paragraph-properties fo:text-align="justify" style:justify-single-word="false"/>
      <style:text-properties fo:color="#000000" officeooo:rsid="0023b89e" officeooo:paragraph-rsid="0023b89e"/>
    </style:style>
    <style:style style:name="P69" style:family="paragraph" style:parent-style-name="Standard">
      <style:paragraph-properties fo:text-align="justify" style:justify-single-word="false"/>
      <style:text-properties fo:color="#000000" officeooo:rsid="0026f3cd" officeooo:paragraph-rsid="0026f3cd"/>
    </style:style>
    <style:style style:name="P70" style:family="paragraph" style:parent-style-name="Standard">
      <style:paragraph-properties fo:text-align="justify" style:justify-single-word="false"/>
      <style:text-properties fo:color="#000000" officeooo:rsid="0027a369" officeooo:paragraph-rsid="0027a369"/>
    </style:style>
    <style:style style:name="P71" style:family="paragraph" style:parent-style-name="Standard">
      <style:paragraph-properties fo:text-align="justify" style:justify-single-word="false"/>
      <style:text-properties fo:color="#000000" officeooo:rsid="00284282" officeooo:paragraph-rsid="00284282"/>
    </style:style>
    <style:style style:name="P72" style:family="paragraph" style:parent-style-name="Standard">
      <style:paragraph-properties fo:text-align="justify" style:justify-single-word="false"/>
      <style:text-properties fo:color="#000000" officeooo:rsid="00293ddc" officeooo:paragraph-rsid="00293ddc"/>
    </style:style>
    <style:style style:name="P73" style:family="paragraph" style:parent-style-name="Standard">
      <style:paragraph-properties fo:text-align="justify" style:justify-single-word="false"/>
      <style:text-properties fo:color="#000000" officeooo:rsid="00293ddc" officeooo:paragraph-rsid="00294bbc"/>
    </style:style>
    <style:style style:name="P74" style:family="paragraph" style:parent-style-name="Standard">
      <style:paragraph-properties fo:text-align="justify" style:justify-single-word="false"/>
      <style:text-properties fo:color="#000000" officeooo:rsid="00294bbc" officeooo:paragraph-rsid="00294bbc"/>
    </style:style>
    <style:style style:name="P75" style:family="paragraph" style:parent-style-name="Standard">
      <style:paragraph-properties fo:text-align="justify" style:justify-single-word="false"/>
      <style:text-properties fo:color="#000000" officeooo:rsid="0029f862" officeooo:paragraph-rsid="0029f862"/>
    </style:style>
    <style:style style:name="P76" style:family="paragraph" style:parent-style-name="Standard">
      <style:paragraph-properties fo:text-align="start" style:justify-single-word="false"/>
      <style:text-properties fo:color="#000000" officeooo:rsid="0029f862" officeooo:paragraph-rsid="002b5c62"/>
    </style:style>
    <style:style style:name="P77" style:family="paragraph" style:parent-style-name="Standard">
      <style:paragraph-properties fo:text-align="justify" style:justify-single-word="false"/>
      <style:text-properties fo:color="#000000" officeooo:rsid="002b96fd" officeooo:paragraph-rsid="002b96fd"/>
    </style:style>
    <style:style style:name="P78" style:family="paragraph" style:parent-style-name="Standard">
      <style:paragraph-properties fo:text-align="justify" style:justify-single-word="false"/>
      <style:text-properties fo:color="#000000" fo:font-style="italic" fo:font-weight="normal" officeooo:rsid="0034d9ba" officeooo:paragraph-rsid="0034d9ba" style:font-style-asian="italic" style:font-weight-asian="normal" style:font-style-complex="italic" style:font-weight-complex="normal"/>
    </style:style>
    <style:style style:name="P79" style:family="paragraph" style:parent-style-name="Standard">
      <style:paragraph-properties fo:text-align="justify" style:justify-single-word="false"/>
      <style:text-properties fo:color="#000000" fo:font-style="italic" fo:font-weight="normal" officeooo:rsid="0035ff0a" officeooo:paragraph-rsid="0035ff0a" style:font-style-asian="italic" style:font-weight-asian="normal" style:font-style-complex="italic" style:font-weight-complex="normal"/>
    </style:style>
    <style:style style:name="P80" style:family="paragraph" style:parent-style-name="Standard">
      <style:paragraph-properties fo:text-align="justify" style:justify-single-word="false"/>
      <style:text-properties fo:color="#000000" fo:font-style="italic" fo:font-weight="normal" officeooo:rsid="0037df03" officeooo:paragraph-rsid="0037df03" style:font-style-asian="italic" style:font-weight-asian="normal" style:font-style-complex="italic" style:font-weight-complex="normal"/>
    </style:style>
    <style:style style:name="P81" style:family="paragraph" style:parent-style-name="Standard">
      <style:paragraph-properties fo:text-align="justify" style:justify-single-word="false"/>
      <style:text-properties fo:color="#000000" fo:font-style="italic" fo:font-weight="normal" officeooo:rsid="006bacee" officeooo:paragraph-rsid="006bacee" style:font-style-asian="italic" style:font-weight-asian="normal" style:font-style-complex="italic" style:font-weight-complex="normal"/>
    </style:style>
    <style:style style:name="P82" style:family="paragraph" style:parent-style-name="Standard">
      <style:paragraph-properties fo:text-align="justify" style:justify-single-word="false"/>
      <style:text-properties fo:color="#000000" fo:font-style="italic" fo:font-weight="normal" officeooo:rsid="006ddfe5" officeooo:paragraph-rsid="006ddfe5" style:font-style-asian="italic" style:font-weight-asian="normal" style:font-style-complex="italic" style:font-weight-complex="normal"/>
    </style:style>
    <style:style style:name="P83" style:family="paragraph" style:parent-style-name="Standard">
      <style:paragraph-properties fo:text-align="justify" style:justify-single-word="false"/>
      <style:text-properties fo:color="#000000" fo:font-style="italic" fo:font-weight="normal" officeooo:rsid="006ddfe5" officeooo:paragraph-rsid="006f5d56" style:font-style-asian="italic" style:font-weight-asian="normal" style:font-style-complex="italic" style:font-weight-complex="normal"/>
    </style:style>
    <style:style style:name="P84" style:family="paragraph" style:parent-style-name="Standard">
      <style:paragraph-properties fo:text-align="justify" style:justify-single-word="false"/>
      <style:text-properties fo:color="#000000" fo:font-style="italic" fo:font-weight="normal" officeooo:rsid="006f5d56" officeooo:paragraph-rsid="006f5d56" style:font-style-asian="italic" style:font-weight-asian="normal" style:font-style-complex="italic" style:font-weight-complex="normal"/>
    </style:style>
    <style:style style:name="P85" style:family="paragraph" style:parent-style-name="Standard">
      <style:paragraph-properties fo:text-align="justify" style:justify-single-word="false"/>
      <style:text-properties fo:color="#000000" fo:font-style="italic" fo:font-weight="normal" officeooo:rsid="00708fb7" officeooo:paragraph-rsid="00708fb7" style:font-style-asian="italic" style:font-weight-asian="normal" style:font-style-complex="italic" style:font-weight-complex="normal"/>
    </style:style>
    <style:style style:name="P86" style:family="paragraph" style:parent-style-name="Standard">
      <style:paragraph-properties fo:text-align="justify" style:justify-single-word="false"/>
      <style:text-properties fo:color="#000000" fo:font-style="italic" fo:font-weight="normal" officeooo:rsid="007161c2" officeooo:paragraph-rsid="007161c2" style:font-style-asian="italic" style:font-weight-asian="normal" style:font-style-complex="italic" style:font-weight-complex="normal"/>
    </style:style>
    <style:style style:name="P87" style:family="paragraph" style:parent-style-name="Standard">
      <style:paragraph-properties fo:text-align="justify" style:justify-single-word="false"/>
      <style:text-properties fo:color="#000000" fo:font-style="italic" fo:font-weight="normal" officeooo:rsid="0023b89e" officeooo:paragraph-rsid="00527bef" style:font-style-asian="italic" style:font-weight-asian="normal" style:font-style-complex="italic" style:font-weight-complex="normal"/>
    </style:style>
    <style:style style:name="P88" style:family="paragraph" style:parent-style-name="Standard">
      <style:paragraph-properties fo:text-align="justify" style:justify-single-word="false"/>
      <style:text-properties fo:color="#000000" fo:font-style="italic" fo:font-weight="normal" officeooo:rsid="0023b89e" officeooo:paragraph-rsid="0023b89e" style:font-style-asian="italic" style:font-weight-asian="normal" style:font-style-complex="italic" style:font-weight-complex="normal"/>
    </style:style>
    <style:style style:name="P89" style:family="paragraph" style:parent-style-name="Standard">
      <style:paragraph-properties fo:text-align="justify" style:justify-single-word="false"/>
      <style:text-properties fo:color="#000000" fo:font-style="italic" fo:font-weight="normal" officeooo:rsid="0023b89e" officeooo:paragraph-rsid="0033711f" style:font-style-asian="italic" style:font-weight-asian="normal" style:font-style-complex="italic" style:font-weight-complex="normal"/>
    </style:style>
    <style:style style:name="P90" style:family="paragraph" style:parent-style-name="Standard">
      <style:paragraph-properties fo:text-align="justify" style:justify-single-word="false"/>
      <style:text-properties fo:color="#000000" fo:font-style="italic" fo:font-weight="normal" officeooo:rsid="00251008" officeooo:paragraph-rsid="00251008" style:font-style-asian="italic" style:font-weight-asian="normal" style:font-style-complex="italic" style:font-weight-complex="normal"/>
    </style:style>
    <style:style style:name="P91" style:family="paragraph" style:parent-style-name="Standard">
      <style:paragraph-properties fo:text-align="justify" style:justify-single-word="false"/>
      <style:text-properties fo:color="#000000" fo:font-style="italic" fo:font-weight="normal" officeooo:rsid="0033711f" officeooo:paragraph-rsid="0033711f" style:font-style-asian="italic" style:font-weight-asian="normal" style:font-style-complex="italic" style:font-weight-complex="normal"/>
    </style:style>
    <style:style style:name="P92" style:family="paragraph" style:parent-style-name="Standard">
      <style:paragraph-properties fo:text-align="justify" style:justify-single-word="false"/>
      <style:text-properties fo:color="#000000" fo:font-style="italic" fo:font-weight="normal" officeooo:rsid="0033d376" officeooo:paragraph-rsid="0033d376"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color="#000000" fo:font-style="italic" fo:font-weight="normal" officeooo:paragraph-rsid="0037df03" style:font-style-asian="italic" style:font-style-complex="italic"/>
    </style:style>
    <style:style style:name="P94" style:family="paragraph" style:parent-style-name="Standard">
      <style:paragraph-properties fo:text-align="justify" style:justify-single-word="false"/>
      <style:text-properties fo:color="#000000" fo:font-style="italic" fo:font-weight="normal" officeooo:rsid="003e29af" officeooo:paragraph-rsid="003e29af" style:font-style-asian="italic" style:font-style-complex="italic"/>
    </style:style>
    <style:style style:name="P95" style:family="paragraph" style:parent-style-name="Standard">
      <style:paragraph-properties fo:text-align="start" style:justify-single-word="false"/>
      <style:text-properties fo:color="#000000" fo:font-style="italic" fo:font-weight="normal" officeooo:rsid="00513a8d" officeooo:paragraph-rsid="00513a8d" style:font-style-asian="italic" style:font-style-complex="italic"/>
    </style:style>
    <style:style style:name="P96" style:family="paragraph" style:parent-style-name="Standard">
      <style:paragraph-properties fo:text-align="justify" style:justify-single-word="false"/>
      <style:text-properties fo:color="#000000" fo:font-style="italic" fo:font-weight="normal" officeooo:rsid="00527bef" officeooo:paragraph-rsid="00527bef" style:font-style-asian="italic" style:font-style-complex="italic"/>
    </style:style>
    <style:style style:name="P97" style:family="paragraph" style:parent-style-name="Standard">
      <style:paragraph-properties fo:text-align="justify" style:justify-single-word="false"/>
      <style:text-properties fo:color="#000000" fo:font-style="italic" fo:font-weight="bold" officeooo:rsid="0073fdf2" officeooo:paragraph-rsid="0073fdf2" style:font-style-asian="italic" style:font-weight-asian="bold" style:font-style-complex="italic" style:font-weight-complex="bold"/>
    </style:style>
    <style:style style:name="P98" style:family="paragraph" style:parent-style-name="Standard">
      <style:paragraph-properties fo:text-align="justify" style:justify-single-word="false"/>
      <style:text-properties fo:color="#000000" fo:font-style="italic" fo:font-weight="bold" officeooo:rsid="001eb0fe" officeooo:paragraph-rsid="0033711f" style:font-style-asian="italic" style:font-weight-asian="bold" style:font-style-complex="italic" style:font-weight-complex="bold"/>
    </style:style>
    <style:style style:name="P99" style:family="paragraph" style:parent-style-name="Standard">
      <style:paragraph-properties fo:text-align="justify" style:justify-single-word="false"/>
      <style:text-properties fo:color="#000000" fo:font-style="italic" fo:font-weight="bold" officeooo:rsid="003ab760" officeooo:paragraph-rsid="003ab760" style:font-style-asian="italic" style:font-weight-asian="bold" style:font-style-complex="italic" style:font-weight-complex="bold"/>
    </style:style>
    <style:style style:name="P100" style:family="paragraph" style:parent-style-name="Standard">
      <style:text-properties fo:color="#000000" fo:font-style="italic" officeooo:rsid="00b45b49" officeooo:paragraph-rsid="00b45b49" style:font-style-asian="italic" style:font-style-complex="italic"/>
    </style:style>
    <style:style style:name="P101" style:family="paragraph" style:parent-style-name="Standard">
      <style:paragraph-properties fo:text-align="justify" style:justify-single-word="false"/>
      <style:text-properties fo:color="#000000" officeooo:paragraph-rsid="003e29af"/>
    </style:style>
    <style:style style:name="P102" style:family="paragraph" style:parent-style-name="Standard">
      <style:paragraph-properties fo:text-align="justify" style:justify-single-word="false"/>
      <style:text-properties fo:color="#000000" officeooo:paragraph-rsid="006707d0"/>
    </style:style>
    <style:style style:name="P103" style:family="paragraph" style:parent-style-name="Standard">
      <style:paragraph-properties fo:text-align="justify" style:justify-single-word="false"/>
      <style:text-properties fo:color="#000000" officeooo:paragraph-rsid="003b590d"/>
    </style:style>
    <style:style style:name="P104" style:family="paragraph" style:parent-style-name="Standard">
      <style:paragraph-properties fo:text-align="justify" style:justify-single-word="false"/>
      <style:text-properties fo:color="#000000" officeooo:paragraph-rsid="006192bb"/>
    </style:style>
    <style:style style:name="P105" style:family="paragraph" style:parent-style-name="Standard">
      <style:paragraph-properties fo:text-align="justify" style:justify-single-word="false"/>
      <style:text-properties fo:color="#000000" officeooo:rsid="0067c47c" officeooo:paragraph-rsid="0067c47c"/>
    </style:style>
    <style:style style:name="P106" style:family="paragraph" style:parent-style-name="Standard">
      <style:paragraph-properties fo:text-align="start" style:justify-single-word="false"/>
      <style:text-properties fo:color="#000000" fo:font-style="normal" fo:font-weight="normal" officeooo:rsid="007161c2" officeooo:paragraph-rsid="007161c2"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color="#000000" fo:font-style="normal" fo:font-weight="normal" officeooo:rsid="003ab760" officeooo:paragraph-rsid="003b590d"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color="#000000" fo:font-style="normal" fo:font-weight="normal" officeooo:rsid="003b590d" officeooo:paragraph-rsid="003b590d" style:font-style-asian="normal" style:font-weight-asian="normal" style:font-style-complex="normal" style:font-weight-complex="normal"/>
    </style:style>
    <style:style style:name="P109" style:family="paragraph" style:parent-style-name="Standard">
      <style:paragraph-properties fo:text-align="justify" style:justify-single-word="false"/>
      <style:text-properties fo:color="#000000" fo:font-style="normal" fo:font-weight="normal" officeooo:rsid="003b590d" officeooo:paragraph-rsid="0044d50a" style:font-style-asian="normal" style:font-weight-asian="normal" style:font-style-complex="normal" style:font-weight-complex="normal"/>
    </style:style>
    <style:style style:name="P110" style:family="paragraph" style:parent-style-name="Standard">
      <style:paragraph-properties fo:text-align="justify" style:justify-single-word="false"/>
      <style:text-properties fo:color="#000000" fo:font-style="normal" fo:font-weight="normal" officeooo:rsid="0049949c" officeooo:paragraph-rsid="0049949c"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color="#000000" fo:font-style="normal" fo:font-weight="normal" officeooo:rsid="004a0ae2" officeooo:paragraph-rsid="004a0ae2"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color="#000000" fo:font-style="normal" fo:font-weight="normal" officeooo:rsid="005a6cb7" officeooo:paragraph-rsid="004e0832"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color="#000000" fo:font-style="normal" fo:font-weight="normal" officeooo:rsid="004e0832" officeooo:paragraph-rsid="004e0832"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color="#000000" fo:font-style="normal" fo:font-weight="normal" officeooo:rsid="004e0832" officeooo:paragraph-rsid="005914fd"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color="#000000" fo:font-style="normal" fo:font-weight="normal" officeooo:rsid="005554ee" officeooo:paragraph-rsid="0055701f"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color="#000000" fo:font-style="normal" fo:font-weight="normal" officeooo:rsid="005554ee" officeooo:paragraph-rsid="005ea21a"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color="#000000" fo:font-style="normal" fo:font-weight="normal" officeooo:rsid="005554ee" officeooo:paragraph-rsid="0055701f"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color="#000000" fo:font-style="normal" fo:font-weight="normal" officeooo:rsid="00981149" officeooo:paragraph-rsid="00981149"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color="#000000" fo:font-style="normal" fo:font-weight="normal" officeooo:rsid="00c26d88" officeooo:paragraph-rsid="00c26d88" style:font-style-asian="normal" style:font-weight-asian="normal" style:font-style-complex="normal" style:font-weight-complex="normal"/>
    </style:style>
    <style:style style:name="P120" style:family="paragraph" style:parent-style-name="Standard">
      <style:text-properties fo:color="#000000" fo:font-style="normal" fo:font-weight="bold" style:font-style-asian="normal" style:font-weight-asian="bold" style:font-style-complex="normal" style:font-weight-complex="bold"/>
    </style:style>
    <style:style style:name="P121" style:family="paragraph" style:parent-style-name="Standard">
      <style:paragraph-properties fo:text-align="justify" style:justify-single-word="false"/>
      <style:text-properties fo:color="#000000" fo:font-style="normal" fo:font-weight="bold" officeooo:rsid="004a76c5" officeooo:paragraph-rsid="004a76c5" style:font-style-asian="normal" style:font-weight-asian="bold" style:font-style-complex="normal" style:font-weight-complex="bold"/>
    </style:style>
    <style:style style:name="P122" style:family="paragraph" style:parent-style-name="Standard">
      <style:paragraph-properties fo:text-align="justify" style:justify-single-word="false"/>
      <style:text-properties fo:color="#000000" fo:font-style="normal" fo:font-weight="bold" officeooo:rsid="0098cdfb" officeooo:paragraph-rsid="0098cdfb" style:font-style-asian="normal" style:font-weight-asian="bold" style:font-style-complex="normal" style:font-weight-complex="bold"/>
    </style:style>
    <style:style style:name="P123" style:family="paragraph" style:parent-style-name="Standard">
      <style:text-properties fo:color="#000000" fo:font-style="normal" officeooo:rsid="00b45139" officeooo:paragraph-rsid="00b45139" style:font-style-asian="normal" style:font-style-complex="normal"/>
    </style:style>
    <style:style style:name="P124" style:family="paragraph" style:parent-style-name="Standard">
      <style:text-properties fo:color="#000000" fo:font-style="normal" officeooo:rsid="00b45b49" officeooo:paragraph-rsid="00b45b49" style:font-style-asian="normal" style:font-style-complex="normal"/>
    </style:style>
    <style:style style:name="P125" style:family="paragraph" style:parent-style-name="Standard">
      <style:text-properties fo:color="#000000" fo:font-style="normal" officeooo:paragraph-rsid="00b45b49"/>
    </style:style>
    <style:style style:name="P126" style:family="paragraph" style:parent-style-name="Standard">
      <style:text-properties fo:color="#000000" fo:font-style="normal" officeooo:rsid="00b7b16c" officeooo:paragraph-rsid="00b7b16c"/>
    </style:style>
    <style:style style:name="P127" style:family="paragraph" style:parent-style-name="Standard">
      <style:paragraph-properties fo:text-align="justify" style:justify-single-word="false"/>
      <style:text-properties fo:color="#000000" fo:font-weight="normal" officeooo:rsid="0046fcca" officeooo:paragraph-rsid="0046fcca" style:font-weight-asian="normal" style:font-weight-complex="normal"/>
    </style:style>
    <style:style style:name="P128" style:family="paragraph" style:parent-style-name="Standard">
      <style:paragraph-properties fo:text-align="justify" style:justify-single-word="false"/>
      <style:text-properties fo:color="#000000" fo:font-weight="normal" officeooo:rsid="0049949c" officeooo:paragraph-rsid="0049949c" style:font-weight-asian="normal" style:font-weight-complex="normal"/>
    </style:style>
    <style:style style:name="P129" style:family="paragraph" style:parent-style-name="Standard">
      <style:paragraph-properties fo:text-align="justify" style:justify-single-word="false"/>
      <style:text-properties fo:color="#000000" fo:font-weight="normal" officeooo:rsid="0049949c" officeooo:paragraph-rsid="004e0832" style:font-weight-asian="normal" style:font-weight-complex="normal"/>
    </style:style>
    <style:style style:name="P130" style:family="paragraph" style:parent-style-name="Standard">
      <style:paragraph-properties fo:text-align="justify" style:justify-single-word="false"/>
      <style:text-properties fo:color="#000000" officeooo:rsid="006136de" officeooo:paragraph-rsid="006136de"/>
    </style:style>
    <style:style style:name="P131" style:family="paragraph" style:parent-style-name="Standard">
      <style:text-properties fo:color="#000000" officeooo:paragraph-rsid="009e0161"/>
    </style:style>
    <style:style style:name="P132" style:family="paragraph" style:parent-style-name="Standard">
      <style:text-properties fo:color="#000000" officeooo:rsid="00b45139" officeooo:paragraph-rsid="00b45139"/>
    </style:style>
    <style:style style:name="P133" style:family="paragraph" style:parent-style-name="Standard">
      <style:text-properties fo:color="#000000" fo:font-size="10pt" fo:font-style="normal" officeooo:rsid="00b7b16c" officeooo:paragraph-rsid="00b7b16c" style:font-size-asian="10pt" style:font-size-complex="10pt"/>
    </style:style>
    <style:style style:name="P134" style:family="paragraph" style:parent-style-name="Standard">
      <style:text-properties fo:color="#000000" fo:font-size="10pt" fo:font-style="normal" officeooo:rsid="00ba24d5" officeooo:paragraph-rsid="00ba24d5" style:font-size-asian="10pt" style:font-size-complex="10pt"/>
    </style:style>
    <style:style style:name="P135" style:family="paragraph" style:parent-style-name="Standard">
      <style:text-properties fo:color="#000000" style:font-name="Liberation Serif" fo:font-style="normal" officeooo:paragraph-rsid="00bac352" style:font-style-asian="normal" style:font-style-complex="normal"/>
    </style:style>
    <style:style style:name="P136" style:family="paragraph" style:parent-style-name="Standard">
      <style:text-properties fo:color="#000000" fo:font-size="12pt" fo:font-style="normal" officeooo:rsid="00bac352" officeooo:paragraph-rsid="00bac352" style:font-size-asian="12pt" style:font-size-complex="12pt"/>
    </style:style>
    <style:style style:name="P137" style:family="paragraph" style:parent-style-name="Standard">
      <style:text-properties fo:color="#000000" fo:font-size="10.5pt" fo:font-style="italic" fo:font-weight="normal" officeooo:rsid="00bac352" officeooo:paragraph-rsid="00bac352" style:font-size-asian="10.5pt" style:font-style-asian="italic" style:font-weight-asian="normal" style:font-size-complex="10.5pt" style:font-style-complex="italic" style:font-weight-complex="normal"/>
    </style:style>
    <style:style style:name="P138"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140"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141"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142" style:family="paragraph" style:parent-style-name="Standard">
      <style:paragraph-properties fo:text-align="justify" style:justify-single-word="false"/>
      <style:text-properties officeooo:paragraph-rsid="0055701f"/>
    </style:style>
    <style:style style:name="P143" style:family="paragraph" style:parent-style-name="Standard">
      <style:text-properties officeooo:paragraph-rsid="00bc99c6"/>
    </style:style>
    <style:style style:name="P144" style:family="paragraph" style:parent-style-name="Standard">
      <style:text-properties officeooo:paragraph-rsid="00bf9478"/>
    </style:style>
    <style:style style:name="P145" style:family="paragraph" style:parent-style-name="Standard">
      <style:text-properties officeooo:paragraph-rsid="00d207e5"/>
    </style:style>
    <style:style style:name="P146" style:family="paragraph" style:parent-style-name="Table_20_Contents">
      <style:text-properties fo:color="#000000"/>
    </style:style>
    <style:style style:name="P147" style:family="paragraph" style:parent-style-name="Table_20_Heading">
      <style:text-properties fo:color="#000000"/>
    </style:style>
    <style:style style:name="P148" style:family="paragraph" style:parent-style-name="Text_20_body">
      <style:text-properties fo:color="#000000"/>
    </style:style>
    <style:style style:name="P149" style:family="paragraph" style:parent-style-name="Text_20_body">
      <style:paragraph-properties fo:text-align="start" style:justify-single-word="false"/>
      <style:text-properties fo:color="#000000" fo:font-style="normal" fo:font-weight="bold" officeooo:rsid="005554ee" officeooo:paragraph-rsid="005b9fcb" style:font-style-asian="normal" style:font-weight-asian="bold" style:font-style-complex="normal" style:font-weight-complex="bold"/>
    </style:style>
    <style:style style:name="P150" style:family="paragraph" style:parent-style-name="Text_20_body">
      <style:paragraph-properties fo:text-align="start" style:justify-single-word="false"/>
      <style:text-properties fo:color="#000000" fo:font-weight="bold" officeooo:rsid="005b9fcb" officeooo:paragraph-rsid="005b9fcb" style:font-weight-asian="bold" style:font-weight-complex="bold"/>
    </style:style>
    <style:style style:name="P151" style:family="paragraph" style:parent-style-name="Text_20_body">
      <style:paragraph-properties fo:text-align="start" style:justify-single-word="false"/>
      <style:text-properties fo:color="#000000" officeooo:paragraph-rsid="0055701f"/>
    </style:style>
    <style:style style:name="P152" style:family="paragraph" style:parent-style-name="Text_20_body">
      <style:text-properties fo:color="#000000" fo:font-style="italic" fo:font-weight="bold" officeooo:paragraph-rsid="00a236e7" style:font-style-asian="italic" style:font-weight-asian="bold" style:font-style-complex="italic" style:font-weight-complex="bold"/>
    </style:style>
    <style:style style:name="P153" style:family="paragraph" style:parent-style-name="Text_20_body">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154" style:family="paragraph" style:parent-style-name="Text_20_body">
      <style:paragraph-properties fo:text-align="start" style:justify-single-word="false"/>
      <style:text-properties fo:font-variant="normal" fo:text-transform="none" fo:color="#000000" style:font-name="Menlo" fo:font-size="11pt" fo:letter-spacing="normal" fo:font-style="normal" fo:font-weight="normal" officeooo:rsid="007c238f" officeooo:paragraph-rsid="008af4f3" style:font-size-asian="11pt" style:font-style-asian="normal" style:font-weight-asian="normal" style:font-size-complex="11pt" style:font-style-complex="normal" style:font-weight-complex="normal"/>
    </style:style>
    <style:style style:name="P155"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156" style:family="paragraph" style:parent-style-name="Text_20_body">
      <style:paragraph-properties fo:padding="0.0193in" fo:border="0.06pt solid #d9d9e3"/>
    </style:style>
    <style:style style:name="P157" style:family="paragraph" style:parent-style-name="Text_20_body">
      <style:paragraph-properties fo:padding="0.0193in" fo:border="0.06pt solid #d9d9e3"/>
      <style:text-properties fo:color="#000000"/>
    </style:style>
    <style:style style:name="P158" style:family="paragraph" style:parent-style-name="Text_20_body">
      <style:paragraph-properties style:writing-mode="lr-tb"/>
      <style:text-properties officeooo:paragraph-rsid="00a2a02f"/>
    </style:style>
    <style:style style:name="P159" style:family="paragraph" style:parent-style-name="Text_20_body">
      <style:paragraph-properties style:writing-mode="lr-tb"/>
      <style:text-properties fo:color="#000000"/>
    </style:style>
    <style:style style:name="P160" style:family="paragraph" style:parent-style-name="Text_20_body">
      <style:paragraph-properties style:writing-mode="lr-tb"/>
      <style:text-properties fo:color="#000000" style:font-name="apple-system" fo:font-size="10.5pt"/>
    </style:style>
    <style:style style:name="P161" style:family="paragraph" style:parent-style-name="Text_20_body">
      <style:paragraph-properties style:writing-mode="lr-tb"/>
      <style:text-properties fo:color="#000000" officeooo:paragraph-rsid="00a2a02f"/>
    </style:style>
    <style:style style:name="P162" style:family="paragraph" style:parent-style-name="Text_20_body">
      <style:paragraph-properties style:writing-mode="lr-tb"/>
      <style:text-properties fo:color="#000000" officeooo:rsid="00b12d1d" officeooo:paragraph-rsid="00b12d1d"/>
    </style:style>
    <style:style style:name="P163" style:family="paragraph" style:parent-style-name="Text_20_body">
      <style:paragraph-properties style:writing-mode="lr-tb"/>
      <style:text-properties fo:color="#000000" officeooo:rsid="00b21fc1" officeooo:paragraph-rsid="00b21fc1"/>
    </style:style>
    <style:style style:name="P164" style:family="paragraph" style:parent-style-name="Text_20_body">
      <style:paragraph-properties style:writing-mode="lr-tb"/>
      <style:text-properties fo:color="#000000" officeooo:rsid="00c38d08" officeooo:paragraph-rsid="00c38d08"/>
    </style:style>
    <style:style style:name="P165" style:family="paragraph" style:parent-style-name="Text_20_body">
      <style:paragraph-properties fo:text-align="end" style:justify-single-word="false" style:writing-mode="lr-tb"/>
      <style:text-properties fo:color="#000000" officeooo:paragraph-rsid="00a2a02f"/>
    </style:style>
    <style:style style:name="P166" style:family="paragraph" style:parent-style-name="Text_20_body">
      <style:paragraph-properties style:writing-mode="lr-tb"/>
      <style:text-properties fo:color="#000000" officeooo:paragraph-rsid="00a2a02f" fo:background-color="#ffffff"/>
    </style:style>
    <style:style style:name="P167" style:family="paragraph" style:parent-style-name="Text_20_body">
      <style:paragraph-properties style:writing-mode="lr-tb"/>
      <style:text-properties officeooo:rsid="00c38d08" officeooo:paragraph-rsid="00c38d08"/>
    </style:style>
    <style:style style:name="P168" style:family="paragraph" style:parent-style-name="Text_20_body">
      <style:paragraph-properties style:writing-mode="lr-tb"/>
      <style:text-properties fo:font-variant="normal" fo:text-transform="none" fo:color="#000000" style:font-name="S hne" fo:font-size="12pt" fo:letter-spacing="normal" fo:font-style="normal" fo:font-weight="normal" officeooo:rsid="00b12d1d" officeooo:paragraph-rsid="00b12d1d" fo:background-color="#ffffff"/>
    </style:style>
    <style:style style:name="P169" style:family="paragraph" style:parent-style-name="Standard">
      <style:text-properties fo:font-variant="normal" fo:text-transform="none" fo:color="#000000" style:font-name="Liberation Serif" fo:font-size="12pt" fo:letter-spacing="normal" fo:font-style="normal" fo:font-weight="normal" officeooo:rsid="00d0b824" officeooo:paragraph-rsid="00d0b824" style:font-size-asian="12pt" style:font-style-asian="normal" style:font-weight-asian="bold" style:font-size-complex="12pt" style:font-style-complex="normal" style:font-weight-complex="bold"/>
    </style:style>
    <style:style style:name="P170" style:family="paragraph" style:parent-style-name="Standard">
      <style:paragraph-properties fo:text-align="justify" style:justify-single-word="false"/>
      <style:text-properties fo:color="#000000" officeooo:paragraph-rsid="006707d0"/>
    </style:style>
    <style:style style:name="P171" style:family="paragraph" style:parent-style-name="Text_20_body" style:list-style-name="L1">
      <style:paragraph-properties fo:padding="0.0193in" fo:border="0.06pt solid #d9d9e3"/>
    </style:style>
    <style:style style:name="P172" style:family="paragraph" style:parent-style-name="Text_20_body" style:list-style-name="L2">
      <style:paragraph-properties fo:padding="0.0193in" fo:border="0.06pt solid #d9d9e3"/>
    </style:style>
    <style:style style:name="P173" style:family="paragraph" style:parent-style-name="Text_20_body" style:list-style-name="L3">
      <style:paragraph-properties fo:padding="0.0193in" fo:border="0.06pt solid #d9d9e3"/>
    </style:style>
    <style:style style:name="P174" style:family="paragraph" style:parent-style-name="Text_20_body" style:list-style-name="L4">
      <style:paragraph-properties fo:padding="0.0193in" fo:border="0.06pt solid #d9d9e3"/>
      <style:text-properties fo:color="#000000"/>
    </style:style>
    <style:style style:name="P175" style:family="paragraph" style:parent-style-name="Text_20_body" style:list-style-name="L5">
      <style:paragraph-properties fo:padding="0.0193in" fo:border="0.06pt solid #d9d9e3"/>
      <style:text-properties fo:color="#000000"/>
    </style:style>
    <style:style style:name="P176" style:family="paragraph" style:parent-style-name="Text_20_body" style:list-style-name="L2">
      <style:paragraph-properties fo:margin-top="0in" fo:margin-bottom="0in" loext:contextual-spacing="false" fo:padding="0.0193in" fo:border="0.06pt solid #d9d9e3"/>
    </style:style>
    <style:style style:name="P177" style:family="paragraph" style:parent-style-name="Text_20_body" style:list-style-name="L3">
      <style:paragraph-properties fo:margin-top="0in" fo:margin-bottom="0in" loext:contextual-spacing="false" fo:padding="0.0193in" fo:border="0.06pt solid #d9d9e3"/>
    </style:style>
    <style:style style:name="P178" style:family="paragraph" style:parent-style-name="Text_20_body" style:list-style-name="L4">
      <style:paragraph-properties fo:margin-top="0in" fo:margin-bottom="0in" loext:contextual-spacing="false" fo:padding="0.0193in" fo:border="0.06pt solid #d9d9e3"/>
      <style:text-properties fo:color="#000000"/>
    </style:style>
    <style:style style:name="P179" style:family="paragraph" style:parent-style-name="Text_20_body" style:list-style-name="L5">
      <style:paragraph-properties fo:margin-top="0in" fo:margin-bottom="0in" loext:contextual-spacing="false" fo:padding="0.0193in" fo:border="0.06pt solid #d9d9e3"/>
      <style:text-properties fo:color="#000000"/>
    </style:style>
    <style:style style:name="P180" style:family="paragraph" style:parent-style-name="Text_20_body" style:list-style-name="L6">
      <style:paragraph-properties fo:margin-top="0in" fo:margin-bottom="0in" loext:contextual-spacing="false" style:writing-mode="lr-tb"/>
      <style:text-properties fo:color="#000000" fo:font-style="italic" officeooo:rsid="00bac352" officeooo:paragraph-rsid="00bac352" style:font-style-asian="italic" style:font-style-complex="italic"/>
    </style:style>
    <style:style style:name="P181" style:family="paragraph" style:parent-style-name="Text_20_body" style:list-style-name="L7">
      <style:paragraph-properties style:writing-mode="lr-tb"/>
      <style:text-properties fo:color="#000000"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officeooo:rsid="00b45b49" style:font-style-asian="italic" style:font-style-complex="italic"/>
    </style:style>
    <style:style style:name="T7" style:family="text">
      <style:text-properties fo:font-style="italic" officeooo:rsid="00d207e5"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f8576" style:font-style-asian="italic" style:font-weight-asian="bold" style:font-style-complex="italic" style:font-weight-complex="bold"/>
    </style:style>
    <style:style style:name="T10" style:family="text">
      <style:text-properties fo:font-style="italic" fo:font-weight="bold" officeooo:rsid="00228abc" style:font-style-asian="italic" style:font-weight-asian="bold" style:font-style-complex="italic" style:font-weight-complex="bold"/>
    </style:style>
    <style:style style:name="T11" style:family="text">
      <style:text-properties fo:font-style="italic" fo:font-weight="bold" officeooo:rsid="00251008" style:font-style-asian="italic" style:font-weight-asian="bold" style:font-style-complex="italic" style:font-weight-complex="bold"/>
    </style:style>
    <style:style style:name="T12" style:family="text">
      <style:text-properties fo:font-style="italic" fo:font-weight="bold" officeooo:rsid="00294bbc" style:font-style-asian="italic" style:font-weight-asian="bold" style:font-style-complex="italic" style:font-weight-complex="bold"/>
    </style:style>
    <style:style style:name="T13" style:family="text">
      <style:text-properties fo:font-style="italic" fo:font-weight="bold" officeooo:rsid="0029f862" style:font-style-asian="italic" style:font-weight-asian="bold" style:font-style-complex="italic" style:font-weight-complex="bold"/>
    </style:style>
    <style:style style:name="T14" style:family="text">
      <style:text-properties fo:font-style="italic" fo:font-weight="bold" officeooo:rsid="002b5c62" style:font-style-asian="italic" style:font-weight-asian="bold" style:font-style-complex="italic" style:font-weight-complex="bold"/>
    </style:style>
    <style:style style:name="T15" style:family="text">
      <style:text-properties fo:font-style="italic" fo:font-weight="bold" officeooo:rsid="003ab760" style:font-style-asian="italic" style:font-weight-asian="bold" style:font-style-complex="italic" style:font-weight-complex="bold"/>
    </style:style>
    <style:style style:name="T16" style:family="text">
      <style:text-properties fo:font-style="italic" fo:font-weight="bold" officeooo:rsid="003b590d" style:font-style-asian="italic" style:font-weight-asian="bold" style:font-style-complex="italic" style:font-weight-complex="bold"/>
    </style:style>
    <style:style style:name="T17" style:family="text">
      <style:text-properties fo:font-style="italic" fo:font-weight="bold" officeooo:rsid="004a0ae2" style:font-style-asian="italic" style:font-weight-asian="bold" style:font-style-complex="italic" style:font-weight-complex="bold"/>
    </style:style>
    <style:style style:name="T18" style:family="text">
      <style:text-properties fo:font-style="italic" fo:font-weight="bold" officeooo:rsid="004e0832" style:font-style-asian="italic" style:font-weight-asian="bold" style:font-style-complex="italic" style:font-weight-complex="bold"/>
    </style:style>
    <style:style style:name="T19" style:family="text">
      <style:text-properties fo:font-style="italic" fo:font-weight="bold" officeooo:rsid="00b45b49"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28abc" style:font-style-asian="italic" style:font-weight-asian="normal" style:font-style-complex="italic" style:font-weight-complex="normal"/>
    </style:style>
    <style:style style:name="T22" style:family="text">
      <style:text-properties fo:font-style="italic" fo:font-weight="normal" officeooo:rsid="00251008" style:font-style-asian="italic" style:font-weight-asian="normal" style:font-style-complex="italic" style:font-weight-complex="normal"/>
    </style:style>
    <style:style style:name="T23" style:family="text">
      <style:text-properties fo:font-style="italic" fo:font-weight="normal" officeooo:rsid="00284282" style:font-style-asian="italic" style:font-weight-asian="normal" style:font-style-complex="italic" style:font-weight-complex="normal"/>
    </style:style>
    <style:style style:name="T24" style:family="text">
      <style:text-properties fo:font-style="italic" fo:font-weight="normal" officeooo:rsid="00294bbc" style:font-style-asian="italic" style:font-weight-asian="normal" style:font-style-complex="italic" style:font-weight-complex="normal"/>
    </style:style>
    <style:style style:name="T25" style:family="text">
      <style:text-properties fo:font-style="italic" fo:font-weight="normal" officeooo:rsid="0029f862" style:font-style-asian="italic" style:font-weight-asian="normal" style:font-style-complex="italic" style:font-weight-complex="normal"/>
    </style:style>
    <style:style style:name="T26" style:family="text">
      <style:text-properties fo:font-style="italic" fo:font-weight="normal" officeooo:rsid="002b5c62" style:font-style-asian="italic" style:font-weight-asian="normal" style:font-style-complex="italic" style:font-weight-complex="normal"/>
    </style:style>
    <style:style style:name="T27" style:family="text">
      <style:text-properties fo:font-style="italic" fo:font-weight="normal" officeooo:rsid="002b96fd" style:font-style-asian="italic" style:font-weight-asian="normal" style:font-style-complex="italic" style:font-weight-complex="normal"/>
    </style:style>
    <style:style style:name="T28" style:family="text">
      <style:text-properties fo:font-style="italic" fo:font-weight="normal" officeooo:rsid="003b590d" style:font-style-asian="italic" style:font-weight-asian="normal" style:font-style-complex="italic" style:font-weight-complex="normal"/>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normal" style:font-style-asian="normal" style:font-style-complex="normal"/>
    </style:style>
    <style:style style:name="T31" style:family="text">
      <style:text-properties fo:font-style="normal" officeooo:rsid="001f8576" style:font-style-asian="normal" style:font-style-complex="normal"/>
    </style:style>
    <style:style style:name="T32" style:family="text">
      <style:text-properties fo:font-style="normal" officeooo:rsid="0044e695" style:font-style-asian="normal" style:font-style-complex="normal"/>
    </style:style>
    <style:style style:name="T33" style:family="text">
      <style:text-properties fo:font-style="normal" officeooo:rsid="0045e295" style:font-style-asian="normal" style:font-style-complex="normal"/>
    </style:style>
    <style:style style:name="T34" style:family="text">
      <style:text-properties fo:font-style="normal" officeooo:rsid="0047904a" style:font-style-asian="normal" style:font-style-complex="normal"/>
    </style:style>
    <style:style style:name="T35" style:family="text">
      <style:text-properties fo:font-style="normal" officeooo:rsid="0049949c" style:font-style-asian="normal" style:font-style-complex="normal"/>
    </style:style>
    <style:style style:name="T36" style:family="text">
      <style:text-properties fo:font-style="normal" officeooo:rsid="004e0832" style:font-style-asian="normal" style:font-style-complex="normal"/>
    </style:style>
    <style:style style:name="T37" style:family="text">
      <style:text-properties fo:font-style="normal" officeooo:rsid="005554ee" style:font-style-asian="normal" style:font-style-complex="normal"/>
    </style:style>
    <style:style style:name="T38" style:family="text">
      <style:text-properties fo:font-style="normal" officeooo:rsid="006ddfe5" style:font-style-asian="normal" style:font-style-complex="normal"/>
    </style:style>
    <style:style style:name="T39" style:family="text">
      <style:text-properties fo:font-style="normal" officeooo:rsid="00708fb7" style:font-style-asian="normal" style:font-style-complex="normal"/>
    </style:style>
    <style:style style:name="T40" style:family="text">
      <style:text-properties fo:font-style="normal" officeooo:rsid="007161c2"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3ab760" style:font-style-asian="normal" style:font-weight-asian="normal" style:font-style-complex="normal" style:font-weight-complex="normal"/>
    </style:style>
    <style:style style:name="T43" style:family="text">
      <style:text-properties fo:font-style="normal" fo:font-weight="normal" officeooo:rsid="003b590d" style:font-style-asian="normal" style:font-weight-asian="normal" style:font-style-complex="normal" style:font-weight-complex="normal"/>
    </style:style>
    <style:style style:name="T44" style:family="text">
      <style:text-properties fo:font-style="normal" fo:font-weight="normal" officeooo:rsid="003c72f9" style:font-style-asian="normal" style:font-weight-asian="normal" style:font-style-complex="normal" style:font-weight-complex="normal"/>
    </style:style>
    <style:style style:name="T45" style:family="text">
      <style:text-properties fo:font-style="normal" fo:font-weight="normal" officeooo:rsid="004a0ae2" style:font-style-asian="normal" style:font-weight-asian="normal" style:font-style-complex="normal" style:font-weight-complex="normal"/>
    </style:style>
    <style:style style:name="T46" style:family="text">
      <style:text-properties fo:font-style="normal" fo:font-weight="normal" officeooo:rsid="005554ee" style:font-style-asian="normal" style:font-weight-asian="normal" style:font-style-complex="normal" style:font-weight-complex="normal"/>
    </style:style>
    <style:style style:name="T47" style:family="text">
      <style:text-properties fo:font-style="normal" fo:font-weight="normal" officeooo:rsid="005b9fcb" style:font-style-asian="normal" style:font-weight-asian="normal" style:font-style-complex="normal" style:font-weight-complex="normal"/>
    </style:style>
    <style:style style:name="T48" style:family="text">
      <style:text-properties fo:font-style="normal" fo:font-weight="normal" officeooo:rsid="006192bb" style:font-style-asian="normal" style:font-weight-asian="normal" style:font-style-complex="normal" style:font-weight-complex="normal"/>
    </style:style>
    <style:style style:name="T49" style:family="text">
      <style:text-properties fo:font-style="normal" fo:font-weight="normal" officeooo:rsid="006f5d56" style:font-style-asian="normal" style:font-weight-asian="normal" style:font-style-complex="normal" style:font-weight-complex="normal"/>
    </style:style>
    <style:style style:name="T50" style:family="text">
      <style:text-properties fo:font-style="normal" fo:font-weight="normal" officeooo:rsid="00a37cfd"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3b590d" style:font-style-asian="normal" style:font-weight-asian="bold" style:font-style-complex="normal" style:font-weight-complex="bold"/>
    </style:style>
    <style:style style:name="T53" style:family="text">
      <style:text-properties officeooo:rsid="0023b89e"/>
    </style:style>
    <style:style style:name="T54" style:family="text">
      <style:text-properties officeooo:rsid="00251008"/>
    </style:style>
    <style:style style:name="T55"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6"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7"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58" style:family="text">
      <style:text-properties fo:font-variant="normal" fo:text-transform="none" fo:color="#000000" style:font-name="Liberation Serif" fo:font-size="12pt" fo:letter-spacing="normal" fo:font-style="normal" fo:font-weight="normal" officeooo:rsid="00bac352" style:font-size-asian="12pt" style:font-style-asian="normal" style:font-weight-asian="bold" style:font-size-complex="12pt" style:font-style-complex="normal" style:font-weight-complex="bold"/>
    </style:style>
    <style:style style:name="T59" style:family="text">
      <style:text-properties fo:font-variant="normal" fo:text-transform="none" fo:color="#000000" style:font-name="Liberation Serif" fo:font-size="12pt" fo:letter-spacing="normal" fo:font-style="normal" fo:font-weight="normal" officeooo:rsid="00bc99c6" style:font-size-asian="12pt" style:font-style-asian="normal" style:font-weight-asian="bold" style:font-size-complex="12pt" style:font-style-complex="normal" style:font-weight-complex="bold"/>
    </style:style>
    <style:style style:name="T60" style:family="text">
      <style:text-properties fo:font-variant="normal" fo:text-transform="none" fo:color="#000000" style:font-name="Liberation Serif" fo:font-size="12pt" fo:letter-spacing="normal" fo:font-style="normal" fo:font-weight="normal" officeooo:rsid="00bf9478" style:font-size-asian="12pt" style:font-style-asian="normal" style:font-weight-asian="bold" style:font-size-complex="12pt" style:font-style-complex="normal" style:font-weight-complex="bold"/>
    </style:style>
    <style:style style:name="T61" style:family="text">
      <style:text-properties fo:font-variant="normal" fo:text-transform="none" fo:color="#000000" style:font-name="Liberation Serif" fo:font-size="12pt" fo:letter-spacing="normal" fo:font-style="normal" style:font-size-asian="12pt" style:font-size-complex="12pt"/>
    </style:style>
    <style:style style:name="T62" style:family="text">
      <style:text-properties fo:font-variant="normal" fo:text-transform="none" fo:color="#000000" style:font-name="Liberation Serif" fo:font-size="12pt" fo:letter-spacing="normal" fo:font-style="normal" fo:background-color="#d7f2cf" loext:char-shading-value="0" style:font-size-asian="12pt" style:font-size-complex="12pt" loext:padding="0in" loext:border="none"/>
    </style:style>
    <style:style style:name="T63" style:family="text">
      <style:text-properties fo:font-variant="normal" fo:text-transform="none" fo:color="#000000" style:font-name="Liberation Serif" fo:font-size="12pt" fo:letter-spacing="normal" fo:font-style="normal" fo:font-weight="bold" officeooo:rsid="00bac352" style:font-size-asian="12pt" style:font-style-asian="normal" style:font-weight-asian="bold" style:font-size-complex="12pt" style:font-style-complex="normal" style:font-weight-complex="bold"/>
    </style:style>
    <style:style style:name="T64" style:family="text">
      <style:text-properties fo:font-variant="normal" fo:text-transform="none" fo:color="#000000" style:font-name="Liberation Serif" fo:font-size="12pt" fo:letter-spacing="normal" fo:font-style="normal" fo:font-weight="bold" officeooo:rsid="00d207e5" style:font-size-asian="12pt" style:font-style-asian="normal" style:font-weight-asian="bold" style:font-size-complex="12pt" style:font-style-complex="normal" style:font-weight-complex="bold"/>
    </style:style>
    <style:style style:name="T65" style:family="text">
      <style:text-properties fo:font-variant="normal" fo:text-transform="none" fo:color="#000000" style:font-name="Liberation Serif" fo:font-size="12pt" fo:letter-spacing="normal" fo:font-style="normal" fo:font-weight="bold" officeooo:rsid="00d3a3c5" style:font-size-asian="12pt" style:font-style-asian="normal" style:font-weight-asian="bold" style:font-size-complex="12pt" style:font-style-complex="normal" style:font-weight-complex="bold"/>
    </style:style>
    <style:style style:name="T66" style:family="text">
      <style:text-properties fo:font-variant="normal" fo:text-transform="none" fo:color="#000000" style:font-name="Liberation Serif" fo:font-size="12pt" fo:letter-spacing="normal" fo:font-style="normal" fo:font-weight="bold" officeooo:rsid="00d302a2" style:font-size-asian="12pt" style:font-style-asian="normal" style:font-weight-asian="bold" style:font-size-complex="12pt" style:font-style-complex="normal" style:font-weight-complex="bold"/>
    </style:style>
    <style:style style:name="T67"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68"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69" style:family="text">
      <style:text-properties fo:font-variant="normal" fo:text-transform="none" fo:color="#000000" style:font-name="Liberation Serif" fo:font-size="12pt" fo:letter-spacing="normal" fo:font-style="italic" fo:font-weight="bold" officeooo:rsid="00bac352" style:font-size-asian="12pt" style:font-style-asian="normal" style:font-weight-asian="bold" style:font-size-complex="12pt" style:font-style-complex="normal" style:font-weight-complex="bold"/>
    </style:style>
    <style:style style:name="T70" style:family="text">
      <style:text-properties fo:font-variant="normal" fo:text-transform="none" fo:color="#000000" style:font-name="Liberation Serif" fo:font-size="12pt" fo:letter-spacing="normal" fo:font-style="italic" fo:font-weight="bold" officeooo:rsid="00bc99c6"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font-name="S hne" fo:font-size="12pt" fo:letter-spacing="normal" fo:font-style="normal" fo:font-weight="normal" fo:background-color="#ffffff" loext:char-shading-value="0"/>
    </style:style>
    <style:style style:name="T72" style:family="text">
      <style:text-properties fo:font-variant="normal" fo:text-transform="none" fo:color="#000000" style:font-name="S hne" fo:font-size="12pt" fo:letter-spacing="normal" fo:font-style="normal" fo:font-weight="bold" fo:background-color="#ffffff" loext:char-shading-value="0" style:font-weight-asian="bold" style:font-weight-complex="bold"/>
    </style:style>
    <style:style style:name="T73" style:family="text">
      <style:text-properties fo:font-variant="normal" fo:text-transform="none" fo:color="#000000" fo:letter-spacing="normal" fo:background-color="#ffffff" loext:char-shading-value="0"/>
    </style:style>
    <style:style style:name="T74" style:family="text">
      <style:text-properties fo:font-variant="normal" fo:text-transform="none" fo:color="#000000" fo:font-size="12pt" fo:letter-spacing="normal" fo:font-style="normal" fo:font-weight="normal" officeooo:rsid="00cce001"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fo:font-size="12pt" fo:letter-spacing="normal" fo:font-style="normal" fo:font-weight="bold" officeooo:rsid="00cce001" style:font-size-asian="12pt" style:font-style-asian="normal" style:font-weight-asian="bold" style:font-size-complex="12pt" style:font-style-complex="normal" style:font-weight-complex="bold"/>
    </style:style>
    <style:style style:name="T76" style:family="text">
      <style:text-properties fo:font-variant="normal" fo:text-transform="none" style:font-name="apple-system" fo:font-size="10.5pt" fo:letter-spacing="normal"/>
    </style:style>
    <style:style style:name="T77" style:family="text">
      <style:text-properties fo:font-variant="normal" fo:text-transform="none" style:font-name="apple-system" fo:font-size="10.5pt" fo:letter-spacing="normal" officeooo:rsid="0037df03"/>
    </style:style>
    <style:style style:name="T78" style:family="text">
      <style:text-properties fo:font-variant="normal" fo:text-transform="none" style:font-name="apple-system" fo:font-size="10.5pt" fo:letter-spacing="normal" officeooo:rsid="00393f23"/>
    </style:style>
    <style:style style:name="T79" style:family="text">
      <style:text-properties fo:font-variant="normal" fo:text-transform="none" style:font-name="apple-system" fo:font-size="10.5pt" fo:letter-spacing="normal" fo:font-style="italic" fo:font-weight="normal" officeooo:rsid="00393f23" style:font-style-asian="italic" style:font-style-complex="italic"/>
    </style:style>
    <style:style style:name="T80" style:family="text">
      <style:text-properties fo:font-variant="normal" fo:text-transform="none" style:font-name="apple-system" fo:font-size="10.5pt" fo:letter-spacing="normal" fo:font-style="italic" fo:font-weight="normal" officeooo:rsid="003e29af" style:font-style-asian="italic" style:font-style-complex="italic"/>
    </style:style>
    <style:style style:name="T81" style:family="text">
      <style:text-properties fo:font-variant="normal" fo:text-transform="none" style:font-name="apple-system" fo:font-size="10.5pt" fo:letter-spacing="normal" fo:font-style="italic" fo:font-weight="normal" style:font-style-asian="italic" style:font-weight-asian="normal" style:font-style-complex="italic" style:font-weight-complex="normal"/>
    </style:style>
    <style:style style:name="T82" style:family="text">
      <style:text-properties fo:font-variant="normal" fo:text-transform="none" style:font-name="apple-system" fo:font-size="10.5pt" fo:letter-spacing="normal" fo:font-style="italic" fo:font-weight="normal" officeooo:rsid="006707d0" style:font-style-asian="italic" style:font-weight-asian="normal" style:font-style-complex="italic" style:font-weight-complex="normal"/>
    </style:style>
    <style:style style:name="T83" style:family="text">
      <style:text-properties fo:font-variant="normal" fo:text-transform="none" style:font-name="apple-system" fo:font-size="10.5pt" fo:letter-spacing="normal" fo:font-style="italic" fo:font-weight="normal" officeooo:rsid="006753c9" style:font-style-asian="italic" style:font-weight-asian="normal" style:font-style-complex="italic" style:font-weight-complex="normal"/>
    </style:style>
    <style:style style:name="T84" style:family="text">
      <style:text-properties fo:font-variant="normal" fo:text-transform="none" style:font-name="apple-system" fo:font-size="10.5pt" fo:letter-spacing="normal" fo:font-style="italic" fo:font-weight="normal" officeooo:rsid="00ac9831" style:font-style-asian="italic" style:font-weight-asian="normal" style:font-style-complex="italic" style:font-weight-complex="normal"/>
    </style:style>
    <style:style style:name="T85" style:family="text">
      <style:text-properties fo:font-variant="normal" fo:text-transform="none" style:font-name="apple-system" fo:font-size="10.5pt" fo:letter-spacing="normal" fo:font-style="italic" fo:font-weight="bold" officeooo:rsid="006707d0" style:font-style-asian="italic" style:font-weight-asian="bold" style:font-style-complex="italic" style:font-weight-complex="bold"/>
    </style:style>
    <style:style style:name="T86" style:family="text">
      <style:text-properties fo:font-variant="normal" fo:text-transform="none" style:font-name="apple-system" fo:font-size="10.5pt" fo:letter-spacing="normal" officeooo:rsid="00400b04"/>
    </style:style>
    <style:style style:name="T87" style:family="text">
      <style:text-properties fo:font-variant="normal" fo:text-transform="none" style:font-name="apple-system" fo:font-size="10.5pt" fo:letter-spacing="normal" fo:font-weight="bold" style:font-weight-asian="bold" style:font-weight-complex="bold"/>
    </style:style>
    <style:style style:name="T88" style:family="text">
      <style:text-properties fo:font-variant="normal" fo:text-transform="none" style:font-name="apple-system" fo:font-size="10.5pt" fo:letter-spacing="normal" fo:font-weight="bold" officeooo:rsid="00519771" style:font-weight-asian="bold" style:font-weight-complex="bold"/>
    </style:style>
    <style:style style:name="T89" style:family="text">
      <style:text-properties fo:font-variant="normal" fo:text-transform="none" style:font-name="apple-system" fo:font-size="10.5pt" fo:letter-spacing="normal" officeooo:rsid="00519771"/>
    </style:style>
    <style:style style:name="T90" style:family="text">
      <style:text-properties fo:font-variant="normal" fo:text-transform="none" style:font-name="apple-system" fo:font-size="10.5pt" fo:letter-spacing="normal" fo:font-style="normal" fo:font-weight="bold" officeooo:rsid="00519771" style:font-style-asian="normal" style:font-weight-asian="bold" style:font-style-complex="normal" style:font-weight-complex="bold"/>
    </style:style>
    <style:style style:name="T91" style:family="text">
      <style:text-properties fo:font-variant="normal" fo:text-transform="none" style:font-name="apple-system" fo:font-size="10.5pt" fo:letter-spacing="normal" fo:font-style="normal" style:font-style-asian="normal" style:font-weight-asian="normal" style:font-style-complex="normal" style:font-weight-complex="normal"/>
    </style:style>
    <style:style style:name="T92" style:family="text">
      <style:text-properties fo:font-variant="normal" fo:text-transform="none" style:font-name="apple-system" fo:font-size="10.5pt" fo:letter-spacing="normal" fo:font-style="normal" officeooo:rsid="00519771" style:font-style-asian="normal" style:font-weight-asian="normal" style:font-style-complex="normal" style:font-weight-complex="normal"/>
    </style:style>
    <style:style style:name="T93" style:family="text">
      <style:text-properties fo:font-variant="normal" fo:text-transform="none" style:font-name="Menlo" fo:font-size="10.5pt" fo:letter-spacing="normal" fo:font-style="normal" fo:font-weight="normal" style:font-style-asian="normal" style:font-weight-asian="normal" style:font-style-complex="normal" style:font-weight-complex="normal"/>
    </style:style>
    <style:style style:name="T94" style:family="text">
      <style:text-properties fo:font-variant="normal" fo:text-transform="none" style:font-name="Menlo" fo:font-size="11pt" fo:letter-spacing="normal" fo:font-style="italic" fo:font-weight="normal" officeooo:rsid="00943e6d" style:font-size-asian="11pt" style:font-style-asian="italic" style:font-weight-asian="normal" style:font-size-complex="11pt" style:font-style-complex="italic" style:font-weight-complex="normal"/>
    </style:style>
    <style:style style:name="T95" style:family="text">
      <style:text-properties fo:font-variant="normal" fo:text-transform="none" style:font-name="Menlo" fo:font-size="11pt" fo:letter-spacing="normal" fo:font-style="italic" fo:font-weight="normal" officeooo:rsid="009c4ab1" style:font-size-asian="11pt" style:font-style-asian="italic" style:font-weight-asian="normal" style:font-size-complex="11pt" style:font-style-complex="italic" style:font-weight-complex="normal"/>
    </style:style>
    <style:style style:name="T96" style:family="text">
      <style:text-properties fo:font-variant="normal" fo:text-transform="none" style:font-name="Menlo" fo:font-size="11pt" fo:letter-spacing="normal" fo:font-style="italic" fo:font-weight="normal" officeooo:rsid="009caa9a" style:font-size-asian="11pt" style:font-style-asian="italic" style:font-weight-asian="normal" style:font-size-complex="11pt" style:font-style-complex="italic" style:font-weight-complex="normal"/>
    </style:style>
    <style:style style:name="T97" style:family="text">
      <style:text-properties fo:font-variant="normal" fo:text-transform="none" style:font-name="S hne" fo:font-size="12pt" fo:letter-spacing="normal" fo:font-style="normal" fo:font-weight="normal" fo:background-color="#ffffff" loext:char-shading-value="0"/>
    </style:style>
    <style:style style:name="T98" style:family="text">
      <style:text-properties fo:font-variant="normal" fo:text-transform="none" style:font-name="S hne" fo:font-size="12pt" fo:letter-spacing="normal" fo:font-style="normal" fo:font-weight="normal" officeooo:rsid="00b21fc1" fo:background-color="#ffffff" loext:char-shading-value="0"/>
    </style:style>
    <style:style style:name="T99" style:family="text">
      <style:text-properties fo:font-variant="normal" fo:text-transform="none" style:font-name="S hne" fo:font-size="12pt" fo:letter-spacing="normal" fo:font-style="normal" fo:font-weight="normal" officeooo:rsid="00b45b49" fo:background-color="#ffffff" loext:char-shading-value="0"/>
    </style:style>
    <style:style style:name="T100" style:family="text">
      <style:text-properties fo:font-variant="normal" fo:text-transform="none" style:font-name="S hne" fo:font-size="12pt" fo:letter-spacing="normal" fo:font-style="normal" fo:font-weight="bold" fo:background-color="#ffffff" loext:char-shading-value="0" style:font-weight-asian="bold" style:font-weight-complex="bold"/>
    </style:style>
    <style:style style:name="T101" style:family="text">
      <style:text-properties fo:font-variant="normal" fo:text-transform="none" style:font-name="S hne" fo:font-size="12pt" fo:letter-spacing="normal" fo:font-style="italic" fo:font-weight="normal" fo:background-color="#ffffff" loext:char-shading-value="0" style:font-style-asian="italic" style:font-style-complex="italic"/>
    </style:style>
    <style:style style:name="T102" style:family="text">
      <style:text-properties fo:font-variant="normal" fo:text-transform="none" style:font-name="S hne" fo:font-size="12pt" fo:letter-spacing="normal" fo:font-style="italic" fo:font-weight="normal" officeooo:rsid="00b41eea" fo:background-color="#ffffff" loext:char-shading-value="0" style:font-style-asian="italic" style:font-style-complex="italic"/>
    </style:style>
    <style:style style:name="T103" style:family="text">
      <style:text-properties fo:font-variant="normal" fo:text-transform="none" style:font-name="S hne" fo:font-size="12pt" fo:letter-spacing="normal" fo:font-style="italic" fo:font-weight="normal" officeooo:rsid="00b45139" fo:background-color="#ffffff" loext:char-shading-value="0" style:font-style-asian="italic" style:font-style-complex="italic"/>
    </style:style>
    <style:style style:name="T104" style:family="text">
      <style:text-properties fo:font-variant="normal" fo:text-transform="none" style:font-name="S hne" fo:font-size="12pt" fo:letter-spacing="normal" fo:font-style="italic" fo:font-weight="normal" style:font-style-asian="italic" style:font-style-complex="italic"/>
    </style:style>
    <style:style style:name="T105" style:family="text">
      <style:text-properties fo:font-variant="normal" fo:text-transform="none" style:font-name="S hne" fo:font-size="12pt" fo:letter-spacing="normal" fo:font-style="italic" fo:font-weight="normal" officeooo:rsid="00b45b49" style:font-style-asian="italic" style:font-style-complex="italic"/>
    </style:style>
    <style:style style:name="T106" style:family="text">
      <style:text-properties fo:font-variant="normal" fo:text-transform="none" style:font-name="S hne" fo:letter-spacing="normal"/>
    </style:style>
    <style:style style:name="T107" style:family="text">
      <style:text-properties fo:font-variant="normal" fo:text-transform="none" style:font-name="S hne" fo:letter-spacing="normal" fo:font-style="italic" fo:font-weight="normal" style:font-style-asian="italic" style:font-style-complex="italic"/>
    </style:style>
    <style:style style:name="T108" style:family="text">
      <style:text-properties fo:font-variant="normal" fo:text-transform="none" style:font-name="S hne" fo:letter-spacing="normal" fo:font-style="italic" fo:font-weight="normal" officeooo:rsid="00b7d2ca" style:font-style-asian="italic" style:font-style-complex="italic"/>
    </style:style>
    <style:style style:name="T109" style:family="text">
      <style:text-properties fo:font-variant="normal" fo:text-transform="none" style:font-name="S hne" fo:letter-spacing="normal" fo:font-style="italic" fo:font-weight="normal" officeooo:rsid="00b92f62" style:font-style-asian="italic" style:font-style-complex="italic"/>
    </style:style>
    <style:style style:name="T110" style:family="text">
      <style:text-properties fo:font-variant="normal" fo:text-transform="none" fo:letter-spacing="normal" fo:font-weight="normal"/>
    </style:style>
    <style:style style:name="T111" style:family="text">
      <style:text-properties fo:font-variant="normal" fo:text-transform="none" fo:letter-spacing="normal" fo:font-weight="normal" officeooo:rsid="00bf9478"/>
    </style:style>
    <style:style style:name="T112" style:family="text">
      <style:text-properties fo:font-variant="normal" fo:text-transform="none" fo:letter-spacing="normal" fo:font-weight="bold" style:font-weight-asian="bold" style:font-weight-complex="bold"/>
    </style:style>
    <style:style style:name="T113" style:family="text">
      <style:text-properties fo:font-variant="normal" fo:text-transform="none" style:font-name="Liberation Serif" fo:letter-spacing="normal" fo:font-weight="bold" style:font-style-asian="normal" style:font-weight-asian="bold" style:font-style-complex="normal" style:font-weight-complex="bold"/>
    </style:style>
    <style:style style:name="T114" style:family="text">
      <style:text-properties officeooo:rsid="0033711f"/>
    </style:style>
    <style:style style:name="T115" style:family="text">
      <style:text-properties fo:font-weight="bold" style:font-weight-asian="bold" style:font-weight-complex="bold"/>
    </style:style>
    <style:style style:name="T116" style:family="text">
      <style:text-properties fo:font-weight="bold" officeooo:rsid="006ddfe5" style:font-weight-asian="bold" style:font-weight-complex="bold"/>
    </style:style>
    <style:style style:name="T117" style:family="text">
      <style:text-properties fo:font-weight="bold" officeooo:rsid="00708fb7" style:font-weight-asian="bold" style:font-weight-complex="bold"/>
    </style:style>
    <style:style style:name="T118" style:family="text">
      <style:text-properties fo:font-weight="bold" officeooo:rsid="007c238f" style:font-weight-asian="bold" style:font-weight-complex="bold"/>
    </style:style>
    <style:style style:name="T119" style:family="text">
      <style:text-properties officeooo:rsid="0037df03" style:font-weight-asian="normal" style:font-weight-complex="normal"/>
    </style:style>
    <style:style style:name="T120" style:family="text">
      <style:text-properties officeooo:rsid="003b590d"/>
    </style:style>
    <style:style style:name="T121" style:family="text">
      <style:text-properties officeooo:rsid="004b2d40"/>
    </style:style>
    <style:style style:name="T122" style:family="text">
      <style:text-properties fo:font-weight="normal" style:font-weight-asian="normal" style:font-weight-complex="normal"/>
    </style:style>
    <style:style style:name="T123" style:family="text">
      <style:text-properties fo:font-weight="normal" officeooo:rsid="00666b41" style:font-weight-asian="normal" style:font-weight-complex="normal"/>
    </style:style>
    <style:style style:name="T124" style:family="text">
      <style:text-properties fo:font-size="11pt" style:font-size-asian="11pt" style:font-size-complex="11pt"/>
    </style:style>
    <style:style style:name="T125" style:family="text">
      <style:text-properties fo:font-size="11pt" officeooo:rsid="008fdff1" style:font-size-asian="11pt" style:font-size-complex="11pt"/>
    </style:style>
    <style:style style:name="T126" style:family="text">
      <style:text-properties fo:font-size="11pt" fo:font-style="italic" style:font-size-asian="11pt" style:font-style-asian="italic" style:font-size-complex="11pt" style:font-style-complex="italic"/>
    </style:style>
    <style:style style:name="T127" style:family="text">
      <style:text-properties fo:font-size="11pt" fo:font-weight="bold" officeooo:rsid="007c238f" style:font-size-asian="11pt" style:font-weight-asian="bold" style:font-size-complex="11pt" style:font-weight-complex="bold"/>
    </style:style>
    <style:style style:name="T128" style:family="text">
      <style:text-properties officeooo:rsid="008fdff1"/>
    </style:style>
    <style:style style:name="T129" style:family="text">
      <style:text-properties fo:color="#000000"/>
    </style:style>
    <style:style style:name="T130" style:family="text">
      <style:text-properties fo:color="#000000" fo:font-style="italic" fo:font-weight="bold" style:font-style-asian="italic" style:font-weight-asian="bold" style:font-style-complex="italic" style:font-weight-complex="bold"/>
    </style:style>
    <style:style style:name="T131" style:family="text">
      <style:text-properties fo:color="#000000" fo:font-style="italic" fo:font-weight="bold" officeooo:rsid="0045e295" style:font-style-asian="italic" style:font-weight-asian="bold" style:font-style-complex="italic" style:font-weight-complex="bold"/>
    </style:style>
    <style:style style:name="T132" style:family="text">
      <style:text-properties fo:color="#000000" fo:font-style="normal" style:font-style-asian="normal" style:font-style-complex="normal"/>
    </style:style>
    <style:style style:name="T133" style:family="text">
      <style:text-properties fo:color="#000000" fo:font-style="normal" officeooo:rsid="0045e295" style:font-style-asian="normal" style:font-style-complex="normal"/>
    </style:style>
    <style:style style:name="T134" style:family="text">
      <style:text-properties fo:color="#000000" fo:font-style="normal" officeooo:rsid="004e0832" style:font-style-asian="normal" style:font-style-complex="normal"/>
    </style:style>
    <style:style style:name="T135" style:family="text">
      <style:text-properties fo:color="#000000" fo:font-style="normal" fo:font-weight="normal" officeooo:rsid="004e0832" style:font-style-asian="normal" style:font-weight-asian="normal" style:font-style-complex="normal" style:font-weight-complex="normal"/>
    </style:style>
    <style:style style:name="T136" style:family="text">
      <style:text-properties fo:color="#000000" fo:font-style="normal" fo:font-weight="normal" officeooo:rsid="0055701f" style:font-style-asian="normal" style:font-weight-asian="normal" style:font-style-complex="normal" style:font-weight-complex="normal"/>
    </style:style>
    <style:style style:name="T137" style:family="text">
      <style:text-properties fo:color="#000000" fo:font-style="normal" fo:font-weight="normal" officeooo:rsid="005554ee" style:font-style-asian="normal" style:font-weight-asian="normal" style:font-style-complex="normal" style:font-weight-complex="normal"/>
    </style:style>
    <style:style style:name="T138" style:family="text">
      <style:text-properties fo:color="#000000" officeooo:rsid="005ea3a8"/>
    </style:style>
    <style:style style:name="T139" style:family="text">
      <style:text-properties fo:color="#000000" officeooo:rsid="0073fb61"/>
    </style:style>
    <style:style style:name="T140" style:family="text">
      <style:text-properties fo:color="#000000" loext:padding="0.0193in" loext:border="0.06pt solid #d9d9e3"/>
    </style:style>
    <style:style style:name="T141" style:family="text">
      <style:text-properties fo:color="#000000" style:font-name="Liberation Serif" fo:font-size="12pt" fo:font-weight="normal" officeooo:rsid="00bac352" style:font-size-asian="12pt" style:font-style-asian="normal" style:font-weight-asian="bold" style:font-size-complex="12pt" style:font-style-complex="normal" style:font-weight-complex="bold"/>
    </style:style>
    <style:style style:name="T142" style:family="text">
      <style:text-properties fo:color="#000000" style:font-name="Liberation Serif" fo:font-size="12pt" fo:font-weight="normal" officeooo:rsid="00be2a1a" style:font-size-asian="12pt" style:font-style-asian="normal" style:font-weight-asian="bold" style:font-size-complex="12pt" style:font-style-complex="normal" style:font-weight-complex="bold"/>
    </style:style>
    <style:style style:name="T143" style:family="text">
      <style:text-properties fo:color="#000000" style:font-name="Liberation Serif" fo:font-size="12pt" fo:font-weight="normal" officeooo:rsid="00cce001" style:font-size-asian="12pt" style:font-style-asian="normal" style:font-weight-asian="bold" style:font-size-complex="12pt" style:font-style-complex="normal" style:font-weight-complex="bold"/>
    </style:style>
    <style:style style:name="T144" style:family="text">
      <style:text-properties fo:color="#000000" style:font-name="Liberation Serif" fo:font-size="12pt" officeooo:rsid="00be2a1a" style:font-size-asian="12pt" style:font-style-asian="normal" style:font-weight-asian="bold" style:font-size-complex="12pt" style:font-style-complex="normal" style:font-weight-complex="bold"/>
    </style:style>
    <style:style style:name="T145" style:family="text">
      <style:text-properties fo:color="#000000" style:font-name="Liberation Serif" fo:font-size="11pt" fo:font-weight="normal" officeooo:rsid="00bac352" style:font-size-asian="11pt" style:font-style-asian="normal" style:font-weight-asian="bold" style:font-size-complex="11pt" style:font-style-complex="normal" style:font-weight-complex="bold"/>
    </style:style>
    <style:style style:name="T146" style:family="text">
      <style:text-properties fo:color="#000000" style:font-name="Liberation Serif" fo:font-size="11pt" fo:font-weight="normal" officeooo:rsid="00be2a1a" style:font-size-asian="11pt" style:font-style-asian="normal" style:font-weight-asian="bold" style:font-size-complex="11pt" style:font-style-complex="normal" style:font-weight-complex="bold"/>
    </style:style>
    <style:style style:name="T147" style:family="text">
      <style:text-properties fo:color="#000000" style:font-name="Liberation Serif" fo:font-size="11pt" fo:font-weight="normal" officeooo:rsid="00bf9478" style:font-size-asian="11pt" style:font-style-asian="normal" style:font-weight-asian="bold" style:font-size-complex="11pt" style:font-style-complex="normal" style:font-weight-complex="bold"/>
    </style:style>
    <style:style style:name="T148" style:family="text">
      <style:text-properties fo:color="#000000" fo:font-weight="bold" fo:background-color="#ffffff" loext:char-shading-value="0" style:font-weight-asian="bold" style:font-weight-complex="bold" loext:padding="0.0193in" loext:border="0.06pt solid #d9d9e3"/>
    </style:style>
    <style:style style:name="T149" style:family="text">
      <style:text-properties fo:color="#000000" fo:font-size="12pt" fo:font-weight="normal" officeooo:rsid="00cce001" style:font-size-asian="12pt" style:font-style-asian="normal" style:font-weight-asian="bold" style:font-size-complex="12pt" style:font-style-complex="normal" style:font-weight-complex="bold"/>
    </style:style>
    <style:style style:name="T150" style:family="text">
      <style:text-properties fo:color="#000000" fo:font-size="12pt" fo:font-weight="normal" officeooo:rsid="00ce764a" style:font-size-asian="12pt" style:font-style-asian="normal" style:font-weight-asian="bold" style:font-size-complex="12pt" style:font-style-complex="normal" style:font-weight-complex="bold"/>
    </style:style>
    <style:style style:name="T151" style:family="text">
      <style:text-properties fo:color="#000000" style:font-name="Liberation Mono" fo:font-size="12pt" fo:font-weight="normal" officeooo:rsid="00ce764a" style:font-name-asian="Noto Sans Mono CJK SC" style:font-size-asian="12pt" style:font-style-asian="normal" style:font-weight-asian="bold" style:font-name-complex="Liberation Mono" style:font-size-complex="12pt" style:font-style-complex="normal" style:font-weight-complex="bold"/>
    </style:style>
    <style:style style:name="T152" style:family="text">
      <style:text-properties officeooo:rsid="009caa9a"/>
    </style:style>
    <style:style style:name="T153" style:family="text">
      <style:text-properties officeooo:rsid="009e0161"/>
    </style:style>
    <style:style style:name="T154" style:family="text">
      <style:text-properties officeooo:rsid="00a2a02f"/>
    </style:style>
    <style:style style:name="T155" style:family="text">
      <style:text-properties officeooo:rsid="00a37d63"/>
    </style:style>
    <style:style style:name="T156" style:family="text">
      <style:text-properties fo:background-color="#ffffff" loext:char-shading-value="0"/>
    </style:style>
    <style:style style:name="T157" style:family="text">
      <style:text-properties officeooo:rsid="00a9497a" fo:background-color="#ffffff" loext:char-shading-value="0"/>
    </style:style>
    <style:style style:name="T158" style:family="text">
      <style:text-properties officeooo:rsid="00aa24f4" fo:background-color="#ffffff" loext:char-shading-value="0"/>
    </style:style>
    <style:style style:name="T159" style:family="text">
      <style:text-properties officeooo:rsid="00b45139"/>
    </style:style>
    <style:style style:name="T160" style:family="text">
      <style:text-properties officeooo:rsid="00b47bfe"/>
    </style:style>
    <style:style style:name="T161" style:family="text">
      <style:text-properties officeooo:rsid="00bf9478"/>
    </style:style>
    <style:style style:name="T162" style:family="text">
      <style:text-properties officeooo:rsid="00d302a2"/>
    </style:style>
    <style:style style:name="T163" style:family="text">
      <style:text-properties officeooo:rsid="00d3a3c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changed-region xml:id="ct94062736368224" text:id="ct94062736368224">
          <text:insertion>
            <office:change-info>
              <dc:creator>Unknown Author</dc:creator>
              <dc:date>2023-06-20T15:39:21</dc:date>
            </office:change-info>
          </text:insertion>
        </text:changed-region>
        <text:changed-region xml:id="ct94062736373712" text:id="ct94062736373712">
          <text:deletion>
            <office:change-info>
              <dc:creator>Unknown Author</dc:creator>
              <dc:date>2023-06-14T14:03:25</dc:date>
            </office:change-info>
            <text:p text:style-name="P102"><text:span text:style-name="T83">s</text:span></text:p>
          </text:deletion>
        </text:changed-region>
        <text:changed-region xml:id="ct94062736394608" text:id="ct94062736394608">
          <text:insertion>
            <office:change-info>
              <dc:creator>Unknown Author</dc:creator>
              <dc:date>2023-06-14T14:03:33</dc:date>
            </office:change-info>
          </text:insertion>
        </text:changed-region>
        <text:changed-region xml:id="ct94062736394848" text:id="ct94062736394848">
          <text:deletion>
            <office:change-info>
              <dc:creator>Unknown Author</dc:creator>
              <dc:date>2023-06-14T14:03:25</dc:date>
            </office:change-info>
            <text:p text:style-name="P102"><text:span text:style-name="T83">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54">C</text:span>ommand<text:span text:style-name="T53">s</text:span> line <text:span text:style-name="T53">needed to work with git in terminal</text:span>:</text:p>
      <text:p text:style-name="P63"/>
      <text:p text:style-name="P64">1. <text:span text:style-name="T8">git clone &lt;url of the repo to clone&gt; </text:span>git clone then the url address of the repository to clone. </text:p>
      <text:p text:style-name="P63"><text:span text:style-name="T1">2. </text:span><text:span text:style-name="T8">git status</text:span><text:span text:style-name="T1"> </text:span><text:span text:style-name="T30"><text:s/>(this command show you </text:span><text:span text:style-name="T31">the branch that you are into presently and </text:span><text:span text:style-name="T30">the files in your local machine folder that is the clone version of the repo)</text:span></text:p>
      <text:p text:style-name="P63"><text:span text:style-name="T30">3. </text:span><text:span text:style-name="T2"><text:s/></text:span><text:span text:style-name="T9">git add &lt;the file name and the extension &gt;</text:span><text:span text:style-name="T2"> (that is the file you want to commit to staging area)</text:span></text:p>
      <text:p text:style-name="P65"><text:span text:style-name="T2">4. </text:span><text:span text:style-name="T1">(this is optional). Running </text:span><text:span text:style-name="T8">git status. </text:span><text:span text:style-name="T20">This will show the file in the staging area in green colour</text:span></text:p>
      <text:p text:style-name="P65"><text:span text:style-name="T20">5. </text:span><text:span text:style-name="T8">git commit -m <text:s/>‘commit message’ </text:span><text:span text:style-name="T20">this command commit <text:s/></text:span><text:span text:style-name="T21">the file to the </text:span><text:span text:style-name="T20">local </text:span><text:span text:style-name="T21">repository</text:span><text:span text:style-name="T20"> and the ‘m’ stand for the commit message describing the code you want to add.</text:span></text:p>
      <text:p text:style-name="P65"><text:span text:style-name="T20">6. </text:span><text:span text:style-name="T8">git log </text:span><text:span text:style-name="T20">This show your commit history and the commit ID.</text:span></text:p>
      <text:p text:style-name="P65"><text:span text:style-name="T20">7. </text:span><text:span text:style-name="T10">git push </text:span><text:span text:style-name="T21">This will now push all the files in the local repository to the cloud repo. That is the remote server (github in this case)</text:span></text:p>
      <text:p text:style-name="P66"><text:span text:style-name="T20">8. </text:span><text:span text:style-name="T8">git difftool HEAD </text:span><text:span text:style-name="T20">this command shows the difference between your local changes and previous version of the file</text:span></text:p>
      <text:p text:style-name="P67"><text:span text:style-name="T20">9. </text:span><text:span text:style-name="T11">git reset HEAD &lt;</text:span><text:span text:style-name="T9">the file name and the extension&gt; </text:span><text:span text:style-name="T22"><text:s/>this command unstage the file.</text:span></text:p>
      <text:p text:style-name="P69"><text:span text:style-name="T22">1</text:span><text:span text:style-name="T20">0. </text:span><text:span text:style-name="T8">git checkout --&lt;file name.extension&gt; </text:span><text:span text:style-name="T20">this command will discard changes in working directory</text:span></text:p>
      <text:p text:style-name="P69"><text:span text:style-name="T20">11. </text:span><text:span text:style-name="T8">git checkout -- . <text:s/></text:span><text:span text:style-name="T20">this command will undo/discard last changes in all the file in your working directory.</text:span></text:p>
      <text:p text:style-name="P70"><text:span text:style-name="T20">12. </text:span><text:span text:style-name="T8">git revert commit &lt;commit ID &gt; after pressing enter then press column q </text:span><text:span text:style-name="T20">this will discard/undo changes already committed but not yet push to the cloud server and recommit the file</text:span></text:p>
      <text:p text:style-name="P70"><text:span text:style-name="T20">13. </text:span><text:span text:style-name="T8">git revert -n &lt;commit ID &gt; </text:span><text:span text:style-name="T20">this will discard/undo changes already committed but will not recommit the file. Sp to recommit you will have to enter </text:span><text:span text:style-name="T23">number 5 to recommit it.</text:span></text:p>
      <text:p text:style-name="P71"><text:span text:style-name="T23">1</text:span><text:span text:style-name="T20">4. </text:span><text:span text:style-name="T8">git reset –hard &lt;commit ID&gt; </text:span><text:span text:style-name="T20"><text:s/>this command will reset the code back to where your code worked last and (This can be after you must have revert). This will take you to any timestamp in you history.</text:span></text:p>
      <text:p text:style-name="P71"><text:span text:style-name="T20">15. </text:span><text:span text:style-name="T8">git branch </text:span><text:span text:style-name="T20">this command will list all the branches you have in your repository.</text:span></text:p>
      <text:p text:style-name="P72"><text:span text:style-name="T20">16. </text:span><text:span text:style-name="T8">git branch &lt;name of the branch to be created&gt; </text:span><text:span text:style-name="T20">This command will create a new branch.</text:span></text:p>
      <text:p text:style-name="P72"><text:span text:style-name="T20">17. </text:span><text:span text:style-name="T8">git checkout &lt;branch name&gt; </text:span><text:span text:style-name="T20">This command will change the active branch to the branch name you entered</text:span></text:p>
      <text:p text:style-name="P73"><text:span text:style-name="T20">18. </text:span><text:span text:style-name="T12">git merge &lt;the branch name to merge&gt; </text:span><text:span text:style-name="T24">This command will merge the branch name you enter into the active branch. </text:span><text:span text:style-name="T12">It will ask you for the commit message.</text:span><text:span text:style-name="T24"> </text:span><text:span text:style-name="T12">Note:</text:span><text:span text:style-name="T24"> To marge branches you must first make the branches you want to marge into active by running 17.</text:span></text:p>
      <text:p text:style-name="P74"><text:span text:style-name="T20">19. </text:span><text:span text:style-name="T13">git push –set-upstream origin &lt;the branch name&gt; </text:span><text:span text:style-name="T25">This command will push the branch name you enter into the cloud server repository.</text:span></text:p>
      <text:p text:style-name="P75"><text:span text:style-name="T8">Note: </text:span><text:span text:style-name="T20">After merging the two branches, to now push the master branch into the cloud server you must first pull the repository from the cloud using </text:span><text:span text:style-name="T8">git pull. </text:span><text:span text:style-name="T20">Then you can now enter </text:span><text:span text:style-name="T8">git push </text:span><text:span text:style-name="T20">to push back to the cloud server.</text:span></text:p>
      <text:p text:style-name="P76"><text:span text:style-name="T20">20. </text:span><text:span text:style-name="T8">git checkout -b &lt;branch name&gt; </text:span><text:span text:style-name="T20">This command will create a branch name, commit it and make it active at the same time. the ‘b’ here means branch. <text:s text:c="1316"/></text:span></text:p>
      <text:p text:style-name="P75"><text:span text:style-name="T20">2</text:span><text:span text:style-name="T27">1</text:span><text:span text:style-name="T20">.</text:span><text:span text:style-name="T8"> <text:s/></text:span><text:span text:style-name="T14">git branch -d &lt;the branch to delete&gt; </text:span><text:span text:style-name="T26">The ‘d’ here means delete. </text:span><text:span text:style-name="T20">This command is to delete any branch not in need again. </text:span><text:span text:style-name="T14">Note:</text:span><text:span text:style-name="T26"> to delete any branch you must first make the master branch active.</text:span></text:p>
      <text:p text:style-name="P77"><text:span text:style-name="T26">2</text:span><text:span text:style-name="T20">2. </text:span><text:span text:style-name="T8">git show HEAD </text:span><text:span text:style-name="T20">This command will show the details of the last commit in the active branch.</text:span></text:p>
      <text:p text:style-name="P77"><text:span text:style-name="T20">23. </text:span><text:span text:style-name="T8">git differtool &lt;commit 1_ID&gt; &lt;commit 2_ID&gt; </text:span><text:span text:style-name="T20">This command will show the difference between the two commit, that is difference between <text:s/>commit 1 and <text:s/>commit 2.</text:span></text:p>
      <text:p text:style-name="P77"><text:span text:style-name="T20">24. </text:span><text:span text:style-name="T8">git differtool HEAD~2 HEAD~1. </text:span><text:span text:style-name="T20">This command will perform the same function as 23 command</text:span></text:p>
      <text:p text:style-name="P78">25. <text:span text:style-name="T115">git clean -fd. </text:span>This command will remove all false directories waiting to be committed.</text:p>
      <text:p text:style-name="P79">Git </text:p>
      <text:p text:style-name="P80">26. git reset HEAD^ --hard</text:p>
      <text:p text:style-name="P93"><text:span text:style-name="T119">27. </text:span><text:span text:style-name="T76">git rebase --onto origin/master</text:span></text:p>
      <text:p text:style-name="P93"><text:span text:style-name="T77">28. </text:span><text:span text:style-name="T76">git reset HEAD^</text:span></text:p>
      <text:p text:style-name="P93"><text:span text:style-name="T77">29. </text:span><text:span text:style-name="T76">git commit –-amend -</text:span><text:span text:style-name="T78">a</text:span></text:p>
      <text:p text:style-name="P101"><text:span text:style-name="T79">3</text:span><text:span text:style-name="T80">0. git checkout origin/master -- path/to/file</text:span></text:p>
      <text:p text:style-name="P28"><text:change-start text:change-id="ct94062736368224"/><text:soft-page-break/></text:p>
      <text:p text:style-name="P28">git checkout -t origin/master -b my_new_branch<text:change-end text:change-id="ct94062736368224"/></text:p>
      <text:p text:style-name="P94"><text:span text:style-name="T86">31. </text:span><text:span text:style-name="T76">git branch –set-upstream-to=origin/master</text:span></text:p>
      <text:p text:style-name="P95"><text:span text:style-name="T76">32. git create-patches This command is used whenever you work on a file inside the tmp unpack repo(after commit you will then run this command, </text:span><text:span text:style-name="T87">NEVER PUSH THIS TYPE OF </text:span><text:span text:style-name="T88">CHANGES TO GERRIT</text:span><text:span text:style-name="T76">) </text:span><text:span text:style-name="T89">After this line then you copy the patche created to vcc/files/patches using cp command for example: </text:span><text:span text:style-name="T88">cp 0035-ARTCSP-37976-Send-driveos-build-variant-to-csp_start.patch ../../vcc/files/patches.</text:span><text:span text:style-name="T90"> After this </text:span><text:span text:style-name="T92"><text:s/>move to the vcc/files/patches to check the patche you add by running </text:span><text:span text:style-name="T88">ls</text:span><text:span text:style-name="T92"> command. </text:span><text:span text:style-name="T90">NOTE: </text:span><text:span text:style-name="T92">If the patche is not the last one on the list you have to rename the file by running </text:span><text:span text:style-name="T88">mv</text:span><text:span text:style-name="T92"> command, for example </text:span><text:span text:style-name="T88">mv 0035-ARTCSP-37976-Send-driveos-build-variant-to-csp_start.patch 0039-ARTCSP-37976-Send-driveos-build-variant-to-csp_start.patch</text:span></text:p>
      <text:p text:style-name="P36">now you can now add, commit and push to master</text:p>
      <text:p text:style-name="P36"/>
      <text:p text:style-name="P96"><text:span text:style-name="T91">Another smart way to push: </text:span><text:span text:style-name="T87">crtl r <text:s/>then git to push </text:span></text:p>
      <text:p text:style-name="P31"/>
      <text:p text:style-name="P32">to merge two patches go to cd tmp/unpack then run</text:p>
      <text:p text:style-name="P102"><text:span text:style-name="T85">git rebase –interactive </text:span><text:span text:style-name="T82">then move </text:span><text:span text:style-name="T83">the patch you want to merge to another to a line just below the one to want to add it to and change pick to s or squa</text:span><text:change text:change-id="ct94062736373712"/><text:change-start text:change-id="ct94062736394608"/><text:span text:style-name="T84">sh</text:span><text:change-end text:change-id="ct94062736394608"/><text:change text:change-id="ct94062736394848"/><text:span text:style-name="T83"> </text:span></text:p>
      <text:p text:style-name="P29"/>
      <text:p text:style-name="P105"><text:span text:style-name="T83">T</text:span><text:span text:style-name="T81">o edit already created patch</text:span></text:p>
      <text:p text:style-name="P31">git rebase -–interactive <text:span text:style-name="T123">then you change the pick to edit (the pick in front of the patch you want to edit. Then you run git log -1 follow by git status. After this you should see that there is a file 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30"/>
      <text:p text:style-name="P33"><text:span text:style-name="T123">T</text:span><text:span text:style-name="T122">o apply patch</text:span></text:p>
      <text:p text:style-name="P34">patch -p 1 -i ../../vcc/hpa/files/patches/0009-Enable-APS-Added-aps-cmd-line-tool-in-image.patch </text:p>
      <text:p text:style-name="P30"/>
      <text:p text:style-name="P33"><text:span text:style-name="T123">T</text:span><text:span text:style-name="T122">o show patch that failed/currently running </text:span></text:p>
      <text:p text:style-name="P31"/>
      <text:p text:style-name="P37">T<text:span text:style-name="T30">o know which patches fail and to fix it:</text:span></text:p>
      <text:p text:style-name="P81">remove tmp folder with <text:span text:style-name="T115">rm -rf tm</text:span><text:span text:style-name="T116">p. </text:span><text:span text:style-name="T38">Run this from driveos_packaging folder</text:span></text:p>
      <text:p text:style-name="P82"><text:span text:style-name="T30">then run</text:span><text:span text:style-name="T115"> dizzy run --no-sandbox driveos_packaging apply_patches</text:span></text:p>
      <text:p text:style-name="P83"><text:span text:style-name="T115">(if this failed)t</text:span><text:span text:style-name="T30">hen cd to driveos_packaging/tmp/unpack, run</text:span><text:span text:style-name="T115"> git am –show-current-patch(If this brings error) </text:span>then run cd . And re-run <text:s/><text:span text:style-name="T115">git am –show-current-patch</text:span></text:p>
      <text:p text:style-name="P35"><text:span text:style-name="T49">run patch command to auto fix the the issue with this command (assuming 0009 failed here) </text:span><text:span text:style-name="T115">patch -p 1 -i ../../vcc/hpa/files/patches/0009-Enable-APS-Added-aps-cmd-line-tool-in-image.patch</text:span></text:p>
      <text:p text:style-name="P84"><text:span text:style-name="T116">(</text:span><text:span text:style-name="T115">If this is succeeded) </text:span><text:span text:style-name="T30">then</text:span><text:span text:style-name="T115"> run git status </text:span><text:span text:style-name="T30">to check, </text:span><text:span text:style-name="T39">run </text:span><text:span text:style-name="T117">git clean -fd </text:span><text:span text:style-name="T39">to clean the false directory.</text:span></text:p>
      <text:p text:style-name="P85"><text:span text:style-name="T30">Run</text:span><text:span text:style-name="T115"> git add . </text:span><text:span text:style-name="T30">To add the corrected pactch</text:span></text:p>
      <text:p text:style-name="P85"><text:span text:style-name="T30">the run</text:span> <text:span text:style-name="T115">git am –continue</text:span> <text:span text:style-name="T30">to continue applying </text:span><text:span text:style-name="T40">the patches.</text:span></text:p>
      <text:p text:style-name="P86"><text:span text:style-name="T30">Run </text:span><text:span text:style-name="T115">git create-patches</text:span> <text:span text:style-name="T30">to create the patches </text:span></text:p>
      <text:p text:style-name="P106">run <text:span text:style-name="T8">mv 0009-Enable-APS-Added-aps-cmd-line-tool-in-image.patch ../../vcc/hpa/files/patches/0009-Enable-APS-Added-aps-cmd-line-tool-in-image.patch </text:span>to move the corrected generated patch to <text:span text:style-name="T1">/vcc/hpa/files/patches/ then </text:span><text:span text:style-name="T8">git add, git commit --amend</text:span><text:span text:style-name="T1"> from </text:span>/vcc/hpa/files/patches/ <text:s/>and push to master.</text:p>
      <text:p text:style-name="P87"/>
      <text:p text:style-name="P87"/>
      <text:p text:style-name="P97">To build hpa_image build</text:p>
      <text:p text:style-name="P1">rm -rf ~/.baf_artifacts/</text:p>
      <text:p text:style-name="P3">rm -rf out/<text:line-break/>rm -rf tools/driveos_packaging/tmp</text:p>
      <text:p text:style-name="P3"><text:soft-page-break/>dizzy run --no-sandbox hpa generate_images --signature-method internal --signature-source local --signature signing_key </text:p>
      <text:p text:style-name="P160">If you have "failed to download"  problems, talk to Erik</text:p>
      <text:p text:style-name="P97"/>
      <text:p text:style-name="P87"/>
      <text:p text:style-name="P87"/>
      <text:p text:style-name="P59"><text:span text:style-name="T1">Step by step to clone, </text:span><text:span text:style-name="T3">commit and push (THIS IS IF YOU ARE CLONING, COMMITTING AND PUSHING FOR THE FIRST TIME)</text:span></text:p>
      <text:p text:style-name="P68"><text:span text:style-name="T20">1. git clone &lt;</text:span><text:span text:style-name="T29">url of the repo to clone</text:span><text:span text:style-name="T20">&gt;</text:span></text:p>
      <text:p text:style-name="P88">2. git status</text:p>
      <text:p text:style-name="P88">3. git add &lt;the file name.extension&gt;</text:p>
      <text:p text:style-name="P88">4. git commit -m ‘&lt;commit message&gt;’</text:p>
      <text:p text:style-name="P88">5. git push</text:p>
      <text:p text:style-name="P88"/>
      <text:p text:style-name="P59"><text:span text:style-name="T1">Step by step to </text:span><text:span text:style-name="T3">commit and push (IF THE REPO HAS BEEN CLONED ALREADY)</text:span></text:p>
      <text:p text:style-name="P88">1. git status</text:p>
      <text:p text:style-name="P88">2. git add &lt;the file name.extension&gt;</text:p>
      <text:p text:style-name="P88">3. git commit -m ‘&lt;commit message&gt;’</text:p>
      <text:p text:style-name="P68"><text:span text:style-name="T20">4. </text:span><text:span text:style-name="T21">git difftool HEAD </text:span><text:span text:style-name="T20">(if the content is okay, then move to next step, if not run </text:span><text:span text:style-name="T11">git reset HEAD &lt;file.extension&gt; </text:span><text:span text:style-name="T22">this will remove the file from staging, now you can edit your code again and recommit</text:span><text:span text:style-name="T20">)</text:span></text:p>
      <text:p text:style-name="P90">5. git push</text:p>
      <text:p text:style-name="P91"/>
      <text:p text:style-name="P98">Step by step to <text:span text:style-name="T53">commit and push (IF THE REPO HAS BEEN CLONED ALREADY)</text:span></text:p>
      <text:p text:style-name="P89">1. git status</text:p>
      <text:p text:style-name="P89">2. git add &lt;the file name.extension&gt;</text:p>
      <text:p text:style-name="P89">3. git commit –<text:span text:style-name="T114">amend</text:span></text:p>
      <text:p text:style-name="P92">4. git push</text:p>
      <text:p text:style-name="P90"/>
      <text:p text:style-name="P155"><text:span text:style-name="T61">Finally, let's say the app you want to install is not available in the Debian repository, but it is available as a </text:span><text:span text:style-name="Source_20_Text"><text:span text:style-name="T62">.deb</text:span></text:span><text:span text:style-name="T61"> download. You can install it manually using </text:span><text:span text:style-name="Source_20_Text"><text:span text:style-name="T62">dpkg</text:span></text:span><text:span text:style-name="T61">, the system that </text:span><text:span text:style-name="Source_20_Text"><text:span text:style-name="T62">apt</text:span></text:span><text:span text:style-name="T61"> helps manage:</text:span></text:p>
      <text:p text:style-name="P6"><text:span text:style-name="Source_20_Text"><text:span text:style-name="T55">$ sudo dpkg -i app_name.deb</text:span></text:span></text:p>
      <text:p text:style-name="P6"><text:span text:style-name="Source_20_Text"><text:span text:style-name="T55"/></text:span></text:p>
      <text:p text:style-name="P4"><text:span text:style-name="Source_20_Text"><text:span text:style-name="T56">To find a file from a folder using command line: </text:span></text:span><text:span text:style-name="Source_20_Text"><text:span text:style-name="T67">find . -name libnvsocket.so</text:span></text:span></text:p>
      <text:p text:style-name="P5"><text:span text:style-name="Source_20_Text"><text:span text:style-name="T57">To create another file</text:span></text:span><text:span text:style-name="Source_20_Text"><text:span text:style-name="T68"> touch &lt;the name of the file and the extension&gt;</text:span></text:span></text:p>
      <text:p text:style-name="P4"><text:span text:style-name="Source_20_Text"><text:span text:style-name="T67"/></text:span></text:p>
      <text:p text:style-name="P99">Learning SED command</text:p>
      <text:p text:style-name="P103"><text:span text:style-name="T42">1. </text:span><text:span text:style-name="T15">sed -n ‘/&lt;word you are searching for&gt;/p’ &lt;the file </text:span><text:span text:style-name="T16">directory</text:span><text:span text:style-name="T15">&gt;&gt;</text:span><text:span text:style-name="T42"> This will search for a word and print all the line that have the word. ‘p’ stands for print.</text:span></text:p>
      <text:p text:style-name="P107">2. <text:span text:style-name="T8">sed -n ‘/^&lt;word you are searching for&gt;/p’ &lt;the file </text:span><text:span text:style-name="T16">directory</text:span><text:span text:style-name="T8">&gt; </text:span>This will search for a word and print only the line that have that word at the beginning. ‘p’ stands for print.</text:p>
      <text:p text:style-name="P103"><text:span text:style-name="T42">3. </text:span><text:span text:style-name="T15">sed -n ‘/&lt;word you are searching for&gt;$/p’ &lt;the file </text:span><text:span text:style-name="T16">directory</text:span><text:span text:style-name="T15">&gt;&gt; </text:span><text:span text:style-name="T42">This will search for a word and print only the line that have that word at the end. ‘p’ stands for print.</text:span></text:p>
      <text:p text:style-name="P103"><text:span text:style-name="T42">4. </text:span><text:span text:style-name="T15">sed -n ‘/^$/p’ &lt;the file </text:span><text:span text:style-name="T16">directory</text:span><text:span text:style-name="T15">&gt; </text:span><text:span text:style-name="T42">This will search for a empty lines in the file and print only the </text:span><text:span text:style-name="T43">empty </text:span><text:span text:style-name="T42">line</text:span><text:span text:style-name="T43">s</text:span><text:span text:style-name="T42">. ‘p’ stands for print </text:span><text:span text:style-name="T43">and ‘^$’ stand for empty</text:span><text:span text:style-name="T42">.</text:span></text:p>
      <text:p text:style-name="P103"><text:span text:style-name="T42">5. </text:span><text:span text:style-name="T52">sed -n ‘p’ </text:span><text:span text:style-name="T15">&lt;the file </text:span><text:span text:style-name="T16">directory</text:span><text:span text:style-name="T15">&gt; </text:span><text:span text:style-name="T28">This will print all the lines</text:span></text:p>
      <text:p text:style-name="P103"><text:soft-page-break/><text:span text:style-name="T28">6. </text:span><text:span text:style-name="T15">sed ‘/^$/</text:span><text:span text:style-name="T16">d</text:span><text:span text:style-name="T15">’ &lt;the file </text:span><text:span text:style-name="T16">directory</text:span><text:span text:style-name="T15">&gt; </text:span><text:span text:style-name="T42">This will search for a empty lines in the file and </text:span><text:span text:style-name="T43">delete</text:span><text:span text:style-name="T42"> only the </text:span><text:span text:style-name="T43">empty </text:span><text:span text:style-name="T42">line</text:span><text:span text:style-name="T43">s and print the file</text:span><text:span text:style-name="T42">. ‘</text:span><text:span text:style-name="T43">d</text:span><text:span text:style-name="T42">’ stands for </text:span><text:span text:style-name="T43">delete</text:span><text:span text:style-name="T42">. </text:span><text:span text:style-name="T43">This command will not modify the file it will only delete the empty line and not modify the original file.</text:span></text:p>
      <text:p text:style-name="P103"><text:span text:style-name="T43">7</text:span><text:span text:style-name="T42">. </text:span><text:span text:style-name="T15">sed -</text:span><text:span text:style-name="T16">i</text:span><text:span text:style-name="T15"> ‘/^$/</text:span><text:span text:style-name="T16">d</text:span><text:span text:style-name="T15">’ &lt;the file </text:span><text:span text:style-name="T16">directory</text:span><text:span text:style-name="T15">&gt;&gt; </text:span><text:span text:style-name="T42">This will search for a empty lines in the file and </text:span><text:span text:style-name="T43">delete</text:span><text:span text:style-name="T42"> only the </text:span><text:span text:style-name="T43">empty </text:span><text:span text:style-name="T42">line</text:span><text:span text:style-name="T43">s and print the file</text:span><text:span text:style-name="T42">. ‘</text:span><text:span text:style-name="T43">d</text:span><text:span text:style-name="T42">’ stands for </text:span><text:span text:style-name="T43">delete and ‘</text:span><text:span text:style-name="T120">i</text:span><text:span text:style-name="T43">’ stand for modify</text:span><text:span text:style-name="T42">. </text:span><text:span text:style-name="T43">This command will modify the original file </text:span><text:span text:style-name="T44">permanently</text:span><text:span text:style-name="T43">.</text:span></text:p>
      <text:p text:style-name="P108"/>
      <text:p text:style-name="P109"/>
      <text:p text:style-name="P120">Learning to download hpa_images and and flashing image on rig</text:p>
      <text:p text:style-name="P60"><text:span text:style-name="T32">N</text:span><text:span text:style-name="T30">ote: to do this run it on terminator terminal so that so can have multiple terminal running concurrently </text:span></text:p>
      <text:p text:style-name="P127"><text:span text:style-name="T30">Commit your changes to CI to generate image for you using </text:span><text:span text:style-name="T1">generate_image </text:span><text:span text:style-name="T30">task and the </text:span><text:span text:style-name="T34">product as <text:s/></text:span><text:span text:style-name="T4">hpa</text:span><text:span text:style-name="T34">.</text:span></text:p>
      <text:p text:style-name="P141"><text:span text:style-name="T132">1. </text:span><text:span text:style-name="T130">ssh </text:span><text:a xlink:type="simple" xlink:href="mailto:sprite@gotsva1407.got.volvocars.net" text:style-name="Internet_20_link" text:visited-style-name="Visited_20_Internet_20_Link">sprite@gotsva</text:a><text:a xlink:type="simple" xlink:href="mailto:sprite@gotsva1407.got.volvocars.net" text:style-name="Internet_20_link" text:visited-style-name="Visited_20_Internet_20_Link"><text:span text:style-name="T131">XXXX</text:span></text:a><text:a xlink:type="simple" xlink:href="mailto:sprite@gotsva1407.got.volvocars.net" text:style-name="Internet_20_link" text:visited-style-name="Visited_20_Internet_20_Link"><text:span text:style-name="T130">.got.volvocars.net</text:span></text:a><text:span text:style-name="T132"> </text:span><text:span text:style-name="T133">connect to rig, change the XXXX to the rig you want to use.</text:span></text:p>
      <text:p text:style-name="P127"><text:span text:style-name="T33">2. </text:span><text:span text:style-name="T30">go to your directory and builds directory</text:span></text:p>
      <text:p text:style-name="P140"><text:span text:style-name="T132">3. Download the hpa_image file using </text:span><text:span text:style-name="T130">wget --user=JAKINBOY --ask-password </text:span><text:a xlink:type="simple" xlink:href="https://ara-artifactory.volvocars.biz/artifactory/ARTCSP-CI-LTS/product/vcu/nightly/2249.1.0-cspcd.2483/hpa/images/c_sample/hpa_images.tar.gz" text:style-name="Internet_20_link" text:visited-style-name="Visited_20_Internet_20_Link">https://ara-artifactory.volvocars.biz/artifactory/ARTCSP-CI-LTS/product/vcu/nightly/2249.1.0-cspcd.2483/hpa/images/c_sample/hpa_images.tar.gz</text:a><text:span text:style-name="T130"> </text:span><text:span text:style-name="T132">Change the url with the url you want to download the hpa_images from (You get this url from the build file after CI has generated the image)</text:span></text:p>
      <text:p text:style-name="P127"><text:span text:style-name="T30">4. </text:span><text:span text:style-name="T8">sudo tar -xvf hpa_images.tar.gz </text:span><text:span text:style-name="T35">this command will unpack the hpa_images.tar.gz</text:span></text:p>
      <text:p text:style-name="P128"><text:span text:style-name="T30">5. </text:span><text:span text:style-name="T8">sudo minicom -D /dev/ttyUSB_HIA </text:span><text:span text:style-name="T30">this command activate the bootburn connector by first minicoming into the HIA node</text:span></text:p>
      <text:p text:style-name="P61"><text:span text:style-name="T30">Note: </text:span><text:span text:style-name="T41">For Autosar firmware the prompt for HIA will be &gt;GoToHIA otherwise for Nvidia</text:span></text:p>
      <text:p text:style-name="P61"><text:span text:style-name="T41">firmware the prompt will read &gt;Shell to find out if this is HIA or HIB; enter </text:span><text:span text:style-name="T1">version</text:span><text:span text:style-name="T41"> and read</text:span></text:p>
      <text:p text:style-name="P110">the output to determine this.</text:p>
      <text:p text:style-name="P61"><text:span text:style-name="T41">6. </text:span><text:span text:style-name="T45">To put the HIA node in the recovery mode Enter </text:span><text:span text:style-name="T5">tegrarecovery x1 on</text:span><text:span text:style-name="T45"> followed by </text:span><text:span text:style-name="T5">tegrareset x1 </text:span><text:span text:style-name="T45">Exit minicom by pressing ctrl+a followed by q, then select Exit without reset.</text:span></text:p>
      <text:p text:style-name="P111">7. Head into directory release&gt;tools and run the flash.sh script by entering: <text:span text:style-name="T8">sudo ./flash.sh c-sample</text:span> to run the flashing procedure.</text:p>
      <text:p text:style-name="P111">8. When finished head back into the HIA node via minicom, and input t<text:span text:style-name="T8">egrarecovery x1 off</text:span></text:p>
      <text:p text:style-name="P111">followed by <text:span text:style-name="T8">tegrareset x1</text:span></text:p>
      <text:p text:style-name="P111"/>
      <text:p text:style-name="P121">To boot the <text:span text:style-name="T121">image on the rig. Note this have to be done after the image must have been flshed on the rig.</text:span></text:p>
      <text:p text:style-name="P111"/>
      <text:p text:style-name="P129"><text:span text:style-name="T17">sudo minicom -D /dev/ttyUSB_H</text:span><text:span text:style-name="T18">PA </text:span><text:span text:style-name="T36">then press enter to boot. If booting did not start then try and repeat step 8 above again.</text:span></text:p>
      <text:p text:style-name="P112"/>
      <text:p text:style-name="P113"/>
      <text:p text:style-name="P119">For SW part number, Enter rig and run these:</text:p>
      <text:p text:style-name="P114">docker run -it --rm --privileged --network host conxsir-docker-prod-local.ara-artifactory.volvocars.biz/swut/release:latest /bin/bash </text:p>
      <text:p text:style-name="P114"/>
      <text:p text:style-name="P114">swut test_object_readout -e all -ip 169.254.4.10 </text:p>
      <text:p text:style-name="P114"/>
      <text:p text:style-name="P114">swut send_request -e 1D12 -r 22F12E -ip 169.254.4.10 </text:p>
      <text:p text:style-name="P114"/>
      <text:p text:style-name="P114"/>
      <text:p text:style-name="P139"><text:a xlink:type="simple" xlink:href="https://www.freecodecamp.org/news/programming-naming-conventions-explained/" text:style-name="Internet_20_link" text:visited-style-name="Visited_20_Internet_20_Link">https://www.freecodecamp.org/news/programming-naming-conventions-explained/</text:a><text:span text:style-name="T134"> <text:s/></text:span></text:p>
      <text:p text:style-name="P142"><text:a xlink:type="simple" xlink:href="https://juniortoexpert.com/en/naming-convention/" text:style-name="Internet_20_link" text:visited-style-name="Visited_20_Internet_20_Link">https://juniortoexpert.com/en/naming-convention/</text:a><text:span text:style-name="T135"> <text:s text:c="2"/></text:span><text:span text:style-name="T136">these</text:span><text:span text:style-name="T137"> site for variable naming.</text:span></text:p>
      <text:p text:style-name="P138"><text:a xlink:type="simple" xlink:href="https://www.unix.com/man-page-collection.php?code=301&amp;os=linux" text:style-name="Internet_20_link" text:visited-style-name="Visited_20_Internet_20_Link">https://www.unix.com/man-page-collection.php?code=301&amp;os=linux</text:a><text:span text:style-name="T129"> <text:s/></text:span><text:span text:style-name="T138">this for linux man page</text:span></text:p>
      <text:p text:style-name="P138"><text:soft-page-break/><text:a xlink:type="simple" xlink:href="https://www.jfrog.com/confluence/display/CLI/CLI+for+JFrog+Artifactory" text:style-name="Internet_20_link" text:visited-style-name="Visited_20_Internet_20_Link">https://www.jfrog.com/confluence/display/CLI/CLI+for+JFrog+Artifactory</text:a><text:span text:style-name="T129"> </text:span><text:span text:style-name="T139">for jfrog commands and explanation</text:span></text:p>
      <text:p text:style-name="P115">jf config show </text:p>
      <text:p text:style-name="P118">jf rt u &lt;file to send&gt; &lt;source destination folder&gt;</text:p>
      <text:p text:style-name="P122">Example</text:p>
      <text:p text:style-name="P117">jf rt u Bug_3953513_4046107_tegrasign_patch.tar.gz ARTCSP-External-Nvidia-LTS/com.nvidia/packages/5.2.24_Version3_Engineering_Release/qnx_safety/</text:p>
      <text:p text:style-name="P149"/>
      <text:p text:style-name="P150"><text:span text:style-name="T37">T</text:span><text:span text:style-name="T30">ESTING COMMUNICATION FROM root to HPA</text:span></text:p>
      <text:p text:style-name="P151"><text:span text:style-name="T46">compile receive for QNX </text:span><text:span text:style-name="T47">(on HPA)</text:span><text:span text:style-name="T46"><text:line-break/>compile "send" for linux </text:span></text:p>
      <text:p text:style-name="P159">on HPA./native_receive -i 198.19.12.1 -p 30490 -m 239.255.0.5 </text:p>
      <text:p text:style-name="P159">on Rig Linux PC<text:line-break/>./native_send -i 198.19.12.2 -r 198.19.12.1 -p 30490 -f 1000 -m 239.255.0.5</text:p>
      <text:p text:style-name="P115"/>
      <text:p text:style-name="P62"><text:span text:style-name="T37">B</text:span><text:span text:style-name="T30">uild hpa_images locally</text:span></text:p>
      <text:p text:style-name="P115">dizzy interact driveos_packaging deliver  --signature-method internal --signature-source local</text:p>
      <text:p text:style-name="P115"/>
      <text:p text:style-name="P116"/>
      <text:p text:style-name="P130"><text:span text:style-name="T46">c</text:span><text:span text:style-name="T41">hmod format </text:span></text:p>
      <table:table table:name="Table1" table:style-name="Table1">
        <table:table-column table:style-name="Table1.A"/>
        <table:table-column table:style-name="Table1.B"/>
        <table:table-column table:style-name="Table1.C"/>
        <table:table-header-rows>
          <table:table-row table:style-name="TableLine94062690087840">
            <table:table-cell table:style-name="Table1.A1" office:value-type="string">
              <text:p text:style-name="P147">Binary</text:p>
            </table:table-cell>
            <table:table-cell table:style-name="Table1.A1" office:value-type="string">
              <text:p text:style-name="P147">Octal</text:p>
            </table:table-cell>
            <table:table-cell table:style-name="Table1.A1" office:value-type="string">
              <text:p text:style-name="P147">Permission</text:p>
            </table:table-cell>
          </table:table-row>
        </table:table-header-rows>
        <table:table-row table:style-name="TableLine94062736398352">
          <table:table-cell table:style-name="Table1.A2" office:value-type="string">
            <text:p text:style-name="P146">000</text:p>
          </table:table-cell>
          <table:table-cell table:style-name="Table1.A2" office:value-type="string">
            <text:p text:style-name="P146">0</text:p>
          </table:table-cell>
          <table:table-cell table:style-name="Table1.A2" office:value-type="string">
            <text:p text:style-name="P146">—</text:p>
          </table:table-cell>
        </table:table-row>
        <table:table-row table:style-name="TableLine94062736404064">
          <table:table-cell table:style-name="Table1.A2" office:value-type="string">
            <text:p text:style-name="P146">001</text:p>
          </table:table-cell>
          <table:table-cell table:style-name="Table1.A2" office:value-type="string">
            <text:p text:style-name="P146">1</text:p>
          </table:table-cell>
          <table:table-cell table:style-name="Table1.A2" office:value-type="string">
            <text:p text:style-name="P146">–x</text:p>
          </table:table-cell>
        </table:table-row>
        <table:table-row table:style-name="TableLine94062736408480">
          <table:table-cell table:style-name="Table1.A2" office:value-type="string">
            <text:p text:style-name="P146">010</text:p>
          </table:table-cell>
          <table:table-cell table:style-name="Table1.A2" office:value-type="string">
            <text:p text:style-name="P146">2</text:p>
          </table:table-cell>
          <table:table-cell table:style-name="Table1.A2" office:value-type="string">
            <text:p text:style-name="P146">-w-</text:p>
          </table:table-cell>
        </table:table-row>
        <table:table-row table:style-name="TableLine94062736412880">
          <table:table-cell table:style-name="Table1.A2" office:value-type="string">
            <text:p text:style-name="P146">011</text:p>
          </table:table-cell>
          <table:table-cell table:style-name="Table1.A2" office:value-type="string">
            <text:p text:style-name="P146">3</text:p>
          </table:table-cell>
          <table:table-cell table:style-name="Table1.A2" office:value-type="string">
            <text:p text:style-name="P146">-wx</text:p>
          </table:table-cell>
        </table:table-row>
        <table:table-row table:style-name="TableLine94062736415440">
          <table:table-cell table:style-name="Table1.A2" office:value-type="string">
            <text:p text:style-name="P146">100</text:p>
          </table:table-cell>
          <table:table-cell table:style-name="Table1.A2" office:value-type="string">
            <text:p text:style-name="P146">4</text:p>
          </table:table-cell>
          <table:table-cell table:style-name="Table1.A2" office:value-type="string">
            <text:p text:style-name="P146">r–</text:p>
          </table:table-cell>
        </table:table-row>
        <table:table-row table:style-name="TableLine94062736417360">
          <table:table-cell table:style-name="Table1.A2" office:value-type="string">
            <text:p text:style-name="P146">101</text:p>
          </table:table-cell>
          <table:table-cell table:style-name="Table1.A2" office:value-type="string">
            <text:p text:style-name="P146">5</text:p>
          </table:table-cell>
          <table:table-cell table:style-name="Table1.A2" office:value-type="string">
            <text:p text:style-name="P146">r-x</text:p>
          </table:table-cell>
        </table:table-row>
        <table:table-row table:style-name="TableLine94062736420080">
          <table:table-cell table:style-name="Table1.A2" office:value-type="string">
            <text:p text:style-name="P146">110</text:p>
          </table:table-cell>
          <table:table-cell table:style-name="Table1.A2" office:value-type="string">
            <text:p text:style-name="P146">6</text:p>
          </table:table-cell>
          <table:table-cell table:style-name="Table1.A2" office:value-type="string">
            <text:p text:style-name="P146">rw-</text:p>
          </table:table-cell>
        </table:table-row>
        <table:table-row table:style-name="TableLine94062736422640">
          <table:table-cell table:style-name="Table1.A2" office:value-type="string">
            <text:p text:style-name="P146">111</text:p>
          </table:table-cell>
          <table:table-cell table:style-name="Table1.A2" office:value-type="string">
            <text:p text:style-name="P146">7</text:p>
          </table:table-cell>
          <table:table-cell table:style-name="Table1.A2" office:value-type="string">
            <text:p text:style-name="P146">rwx</text:p>
          </table:table-cell>
        </table:table-row>
      </table:table>
      <text:p text:style-name="P104"><text:span text:style-name="T46">e.</text:span><text:span text:style-name="T48">g chmod 750 this mean </text:span><text:span text:style-name="T93">- rwx r-x ---</text:span></text:p>
      <text:p text:style-name="P21"/>
      <text:p text:style-name="P22">attitude </text:p>
      <text:p text:style-name="P22"/>
      <text:p text:style-name="P22"/>
      <text:p text:style-name="P19">create qnx6 image</text:p>
      <text:p text:style-name="P18">You must first set QNX_TARGET environment</text:p>
      <text:p text:style-name="P25">source /home/jakinboy/qnx700/qnxsdp-env.sh</text:p>
      <text:p text:style-name="P14"><text:line-break/><text:span text:style-name="T127">Template</text:span></text:p>
      <text:p text:style-name="P24">${QNX_HOST}/usr/bin/mkxfs -t qnx6fsimg ${QNX_TOP}/targetfs.build_file ${QNX_TOP}/qnx_targetfs.img</text:p>
      <text:p text:style-name="P13"><text:span text:style-name="T127">Example</text:span><text:span text:style-name="T124"><text:line-break/></text:span><text:span text:style-name="T126">'/home/jakinboy/qnx700/host/linux/x86_64/usr/bin/mkxfs' -t qnx6fsimg ./qtd_sample_fs.build_file ./sample_fs.img</text:span></text:p>
      <text:p text:style-name="P13"><text:line-break/><text:span text:style-name="T115">create qtd image</text:span></text:p>
      <text:p text:style-name="P13"><text:soft-page-break/><text:span text:style-name="T127">Template</text:span><text:line-break/>${QNX_HOST}/usr/bin/mkqfs ${filesystem_type} -s -vv -B ${targetfs_block_size} -H ${qtd_crypto_digest} \<text:line-break/> -S ${qtd_signature_algo} -P ${qtd_size} -K ${qtd_priv_key} -o ${out_image_path} ${source}</text:p>
      <text:p text:style-name="P13"><text:span text:style-name="T118">Example</text:span><text:line-break/>'/home/jakinboy/qnx700/host/linux/x86_64/usr/bin/mkqfs' qtd -s -vv -B 4096 -H sha256 -S rsa-sha256 -K /home/jakinboy/qnx_testing_img/rsa_priv.pem -o ./qtd_sample_fs_qtd.img ./sample_fs.img</text:p>
      <text:p text:style-name="P13"/>
      <text:p text:style-name="P17">Mount qnx6 image </text:p>
      <text:p text:style-name="P17">Template</text:p>
      <text:p text:style-name="P10">sudo mount -o loop -t qnx6 ./qtd_sample_fs.img ~/work/mountTest/</text:p>
      <text:p text:style-name="P10">Example</text:p>
      <text:p text:style-name="P10">sudo mount -o loop -t qnx6 ./sample_fs.img /home/jakinboy/mount_qnx/</text:p>
      <text:p text:style-name="P15"/>
      <text:p text:style-name="P10"/>
      <text:p text:style-name="P16">This is to reset HPA <text:span text:style-name="T160">and</text:span><text:span text:style-name="T155"> HIA</text:span></text:p>
      <text:p text:style-name="P9"/>
      <text:p text:style-name="P160">slay -f devb-loopback</text:p>
      <text:p text:style-name="P160">fs-qtd: signature verification failed</text:p>
      <text:p text:style-name="P160">slog2info -Sw</text:p>
      <text:p text:style-name="P38">devb-loopback blk cache\=64k,vnode\=32 loopback ro,blksz\=1024,fd\=${QTD_DIR}/qtd_sample_fs_qtd.img &amp; </text:p>
      <text:p text:style-name="P153">Here is a breakdown of the various options and arguments used in this command:</text:p>
      <text:list xml:id="list1481899746" text:style-name="L1">
        <text:list-item>
          <text:p text:style-name="P171"><text:span text:style-name="Source_20_Text"><text:span text:style-name="T140">devb-loopback</text:span></text:span><text:span text:style-name="T129">: This is the name of the device manager for loopback devices in QNX Neutrino.</text:span></text:p>
        </text:list-item>
        <text:list-item>
          <text:p text:style-name="P171"><text:span text:style-name="Source_20_Text"><text:span text:style-name="T140">blk</text:span></text:span><text:span text:style-name="T129">: This option specifies that the loopback device should be a block device.</text:span></text:p>
        </text:list-item>
        <text:list-item>
          <text:p text:style-name="P171"><text:span text:style-name="Source_20_Text"><text:span text:style-name="T140">cache\=256k</text:span></text:span><text:span text:style-name="T129">: This option specifies that a cache of size 256 kilobytes should be used to buffer data read from the block device.</text:span></text:p>
        </text:list-item>
        <text:list-item>
          <text:p text:style-name="P171"><text:span text:style-name="Source_20_Text"><text:span text:style-name="T140">vnode\=128</text:span></text:span><text:span text:style-name="T129">: This option specifies that up to 128 virtual nodes should be created for the loopback device.</text:span></text:p>
        </text:list-item>
        <text:list-item>
          <text:p text:style-name="P171"><text:span text:style-name="Source_20_Text"><text:span text:style-name="T140">loopback</text:span></text:span><text:span text:style-name="T129">: This option specifies that the loopback device should be created as a loopback device.</text:span></text:p>
        </text:list-item>
        <text:list-item>
          <text:p text:style-name="P171"><text:span text:style-name="Source_20_Text"><text:span text:style-name="T140">ro</text:span></text:span><text:span text:style-name="T129">: This option specifies that the loopback device should be read-only.</text:span></text:p>
        </text:list-item>
        <text:list-item>
          <text:p text:style-name="P171"><text:span text:style-name="Source_20_Text"><text:span text:style-name="T140">blksz\=4096</text:span></text:span><text:span text:style-name="T129">: This option specifies that the block size for the loopback device should be 4096 bytes.</text:span></text:p>
        </text:list-item>
        <text:list-item>
          <text:p text:style-name="P171"><text:span text:style-name="Source_20_Text"><text:span text:style-name="T140">fd\=/var/qtd_test/qtd_sample_fs_qtd.img</text:span></text:span><text:span text:style-name="T129">: This option specifies the file descriptor for the file-based block device that the loopback device should be mapped to. In </text:span><text:soft-page-break/><text:span text:style-name="T129">this case, the file-based block device is located at </text:span><text:span text:style-name="Source_20_Text"><text:span text:style-name="T140">/var/qtd_test/qtd_sample_fs_qtd.img</text:span></text:span><text:span text:style-name="T129">.</text:span></text:p>
        </text:list-item>
      </text:list>
      <text:p text:style-name="P156"><text:span text:style-name="T129">Overall, this command creates a read-only loopback block device with a block size of 4096 bytes that maps to the file-based block device located at </text:span><text:span text:style-name="Source_20_Text"><text:span text:style-name="T140">/var/qtd_test/qtd_sample_fs_qtd.img</text:span></text:span><text:span text:style-name="T129">, and uses a cache of size 256 kilobytes to buffer data read from the block device.</text:span></text:p>
      <text:p text:style-name="P39"/>
      <text:p text:style-name="P39">sleep 5</text:p>
      <text:p text:style-name="P39"/>
      <text:p text:style-name="P38">mount -t qtd -o key\=${QTD_DIR}/rsa_public_blue.pem,stats,verbose,verify /dev/lo0 ${QTD_DEVICE} </text:p>
      <text:p text:style-name="P153">Here's what each option does:</text:p>
      <text:list xml:id="list2642843847" text:style-name="L2">
        <text:list-item>
          <text:p text:style-name="P176"><text:span text:style-name="Source_20_Text"><text:span text:style-name="T140">-t qtd</text:span></text:span><text:span text:style-name="T129">: specifies the file system type as "qtd".</text:span></text:p>
        </text:list-item>
        <text:list-item>
          <text:p text:style-name="P176"><text:span text:style-name="Source_20_Text"><text:span text:style-name="T140">-o key\=${QTD_DIR}/rsa_public_blue.pem,stats,verbose,verify</text:span></text:span><text:span text:style-name="T129">: specifies a comma-separated list of mount options. Here are what the individual options do:</text:span></text:p>
          <text:list>
            <text:list-item>
              <text:p text:style-name="P176"><text:span text:style-name="Source_20_Text"><text:span text:style-name="T140">key\=${QTD_DIR}/rsa_public_blue.pem</text:span></text:span><text:span text:style-name="T129">: specifies the path to a public key file used for signature verification.</text:span></text:p>
            </text:list-item>
            <text:list-item>
              <text:p text:style-name="P176"><text:span text:style-name="Source_20_Text"><text:span text:style-name="T140">stats</text:span></text:span><text:span text:style-name="T129">: enables the collection of mount statistics.</text:span></text:p>
            </text:list-item>
            <text:list-item>
              <text:p text:style-name="P176"><text:span text:style-name="Source_20_Text"><text:span text:style-name="T140">verbose</text:span></text:span><text:span text:style-name="T129">: enables verbose output during mount.</text:span></text:p>
            </text:list-item>
            <text:list-item>
              <text:p text:style-name="P176"><text:span text:style-name="Source_20_Text"><text:span text:style-name="T140">verify</text:span></text:span><text:span text:style-name="T129">: enables signature verification of the file system.</text:span></text:p>
            </text:list-item>
          </text:list>
        </text:list-item>
        <text:list-item>
          <text:p text:style-name="P176"><text:span text:style-name="Source_20_Text"><text:span text:style-name="T140">/dev/lo0</text:span></text:span><text:span text:style-name="T129">: specifies the device to mount. In this case, it's the loopback device "/dev/lo0", which is a special device that allows a file to be treated as a block device.</text:span></text:p>
        </text:list-item>
        <text:list-item>
          <text:p text:style-name="P172"><text:span text:style-name="Source_20_Text"><text:span text:style-name="T140">${QTD_DEVICE}</text:span></text:span><text:span text:style-name="T129">: specifies the mount point for the file system. This is a variable that likely contains the path to the mount point directory.</text:span></text:p>
        </text:list-item>
      </text:list>
      <text:p text:style-name="P157">Overall, this command is mounting a file system using the "qtd" file system type with several options, including signature verification, statistics collection, and verbose output. It's using a public key file for signature verification and the loopback device as the source for the file system. The mounted file system is being mounted to a specified mount point directory.</text:p>
      <text:p text:style-name="P39"/>
      <text:p text:style-name="P39"><text:s/><text:span text:style-name="T115">mount -vvvv -o ro -t qnx6 ${QTD_DEVICE} ${MOUNT_POINT}</text:span></text:p>
      <text:p text:style-name="P154">Here's what each option does:</text:p>
      <text:list xml:id="list690214248" text:style-name="L3">
        <text:list-item>
          <text:p text:style-name="P177"><text:span text:style-name="Source_20_Text"><text:span text:style-name="T140">-vvvv</text:span></text:span><text:span text:style-name="T129">: specifies the verbosity level of the mount command. In this case, the command will produce a very verbose output, providing detailed information about the mount process.</text:span></text:p>
        </text:list-item>
        <text:list-item>
          <text:p text:style-name="P177"><text:span text:style-name="Source_20_Text"><text:span text:style-name="T140">-o ro</text:span></text:span><text:span text:style-name="T129">: specifies the mount options as "ro", which means the file system will be mounted with read-only access. This option ensures that the mounted file system cannot be modified, providing an extra layer of security.</text:span></text:p>
        </text:list-item>
        <text:list-item>
          <text:p text:style-name="P177"><text:span text:style-name="Source_20_Text"><text:span text:style-name="T140">-t qnx6</text:span></text:span><text:span text:style-name="T129">: specifies the file system type as "qnx6", which is the QNX6 file system type.</text:span></text:p>
        </text:list-item>
        <text:list-item>
          <text:p text:style-name="P177"><text:span text:style-name="Source_20_Text"><text:span text:style-name="T140">${QTD_DEVICE}</text:span></text:span><text:span text:style-name="T129">: specifies the device to mount. This is a variable that likely contains the path to the device file for the QNX6 file system.</text:span></text:p>
        </text:list-item>
        <text:list-item>
          <text:p text:style-name="P173"><text:span text:style-name="Source_20_Text"><text:span text:style-name="T140">${MOUNT_POINT}</text:span></text:span><text:span text:style-name="T129">: specifies the mount point for the file system. This is a variable that likely contains the path to the directory where the QNX6 file system will be mounted.</text:span></text:p>
        </text:list-item>
      </text:list>
      <text:p text:style-name="P156"><text:soft-page-break/><text:span text:style-name="T129">Overall, this command is mounting a QNX6 file system with read-only access using several options. The mounted file system is being mounted to a specified mount point directory. The </text:span><text:span text:style-name="Source_20_Text"><text:span text:style-name="T140">-vvvv</text:span></text:span><text:span text:style-name="T129"> option is included to provide detailed output about the mount process, which can be helpful for troubleshooting issues.</text:span></text:p>
      <text:p text:style-name="P12"><text:span text:style-name="T115">Note: </text:span><text:span text:style-name="T124">To run a robot framework test with a CmakeList.txt file, the path to the CmakeList.txt file must be included in the </text:span><text:span text:style-name="T125">Taskfile script and the path to the folder containing the robot test must be added as subdirectory in .cmake file</text:span><text:span text:style-name="T128"> </text:span></text:p>
      <text:p text:style-name="P12"/>
      <text:p text:style-name="P26">To check HPA SW version flashed on the rig use this command:</text:p>
      <text:p text:style-name="P20">cat /usr/libnvidia/version-pdk.txt</text:p>
      <text:p text:style-name="P11"/>
      <text:p text:style-name="P26">To check HIA SW version flashed on the rig use this command:</text:p>
      <text:p text:style-name="P23">just type <text:span text:style-name="T1">version</text:span></text:p>
      <text:p text:style-name="P27"/>
      <text:p text:style-name="P27"/>
      <text:p text:style-name="P57">docker<text:span text:style-name="T94"> run -it </text:span><text:span text:style-name="T95">&lt;docker image ID&gt;</text:span><text:span text:style-name="T94"> /bin/bash </text:span><text:span text:style-name="T96">This command is used to check the flow of <text:s text:c="2"/></text:span>commands<text:span text:style-name="T96"> run in docker file. To get the docker image id, check dizzy.log onvs code,</text:span></text:p>
      <text:p text:style-name="P57"><text:span text:style-name="T94">E</text:span><text:span text:style-name="T95">xample: </text:span><text:span text:style-name="T1">docker run -it e0a287dba66e /bin/bash</text:span></text:p>
      <text:p text:style-name="P57"/>
      <text:p text:style-name="P57">dizzy run --no-sandbox driveos_packaging apply_patches. <text:s text:c="2"/><text:span text:style-name="T152">This command is used to apply driveos patches </text:span></text:p>
      <text:p text:style-name="P57"/>
      <text:p text:style-name="P131">md5sum drive-t186ref-foundation/tools/host/flashtools/flash/tegrasign_v3_hsm.py. <text:s text:c="2"/><text:span text:style-name="T153">This command is used to run tegrasign_v3_hsm.py without cat the script. </text:span></text:p>
      <text:p text:style-name="P131"/>
      <text:p text:style-name="P131"><text:span text:style-name="T156">grep file_storage -ris products/hpa/ : </text:span>The command "grep file_storage -ris products/hpa/" searches for the text string "file_storage" in all files located in the "products/hpa/" directory and its subdirectories.</text:p>
      <text:p text:style-name="P157">Here's what each part of the command means:</text:p>
      <text:list xml:id="list1961171992" text:style-name="L4">
        <text:list-item>
          <text:p text:style-name="P178">"grep" is a command-line utility used to search for a specific string of characters (known as a "pattern") within a file or group of files.</text:p>
        </text:list-item>
        <text:list-item>
          <text:p text:style-name="P178">"file_storage" is the pattern that we want to search for.</text:p>
        </text:list-item>
        <text:list-item>
          <text:p text:style-name="P178">"-r" option tells grep to search recursively through all subdirectories under "products/hpa/" directory.</text:p>
        </text:list-item>
        <text:list-item>
          <text:p text:style-name="P178">"-i" option tells grep to ignore the case sensitivity while searching.</text:p>
        </text:list-item>
        <text:list-item>
          <text:p text:style-name="P178">"-s" option tells grep to suppress any error messages.</text:p>
        </text:list-item>
        <text:list-item>
          <text:p text:style-name="P174">"products/hpa/" is the directory path where the search should be conducted.</text:p>
        </text:list-item>
      </text:list>
      <text:p text:style-name="P148"><text:line-break/>dizzy interact driveos_packaging deliver --signature-method internal --signature-source local</text:p>
      <text:p text:style-name="P152">dizzy run hpa generate_images --signature signing_key --signature-method internal --signature-source local. <text:span text:style-name="T50">This is to generate <text:s/>hpa_image locally </text:span></text:p>
      <text:p text:style-name="P148"><text:span text:style-name="T8">sudo tar -zcvf deploy.tar.gz deploy</text:span> <text:span text:style-name="T154">This is to zip a file or to convert the folder to .tar.gz file.</text:span></text:p>
      <text:p text:style-name="P148"><text:span text:style-name="T8">scp -r deploy.tar.gz sprite@gotsva1407.got.volvocars.net:joseph/builds/vanilla_builds</text:span><text:span text:style-name="T1">.</text:span> <text:span text:style-name="T154">This is to copy a tar file from my local pc to the rig</text:span></text:p>
      <text:p text:style-name="P148"/>
      <text:p text:style-name="P161"><text:soft-page-break/>rm -rf ~/csp/out</text:p>
      <text:p text:style-name="P161">rm -rf ~/.baf_artifacts</text:p>
      <text:p text:style-name="P161">rm -rf ~/csp/tools/driveos_packaging/tmp</text:p>
      <text:p text:style-name="P161"/>
      <text:p text:style-name="P161">The commands you mentioned, "/samples/nvmedia/nvcam_pwr on &amp;&amp; on -u" and "iolauncher -U," are related to NVIDIA's software libraries and utilities for camera applications. While both commands can be used to run camera-related applications, there are some differences between them.</text:p>
      <text:list xml:id="list176052947" text:style-name="L5">
        <text:list-item>
          <text:p text:style-name="P175">Purpose:</text:p>
          <text:list>
            <text:list-item>
              <text:p text:style-name="P179">"/samples/nvmedia/nvcam_pwr on &amp;&amp; on -u": This command is typically used to power on and configure the NVIDIA camera subsystem before running camera applications. It ensures that the necessary resources and settings are initialized correctly for camera operation.</text:p>
            </text:list-item>
            <text:list-item>
              <text:p text:style-name="P179">"iolauncher -U": This command is part of the NVIDIA I/O Manager (IOM) framework and is responsible for launching user-mode camera applications.</text:p>
            </text:list-item>
          </text:list>
        </text:list-item>
        <text:list-item>
          <text:p text:style-name="P175">Dependency:</text:p>
          <text:list>
            <text:list-item>
              <text:p text:style-name="P179">"/samples/nvmedia/nvcam_pwr on &amp;&amp; on -u": This command relies on the NvMedia library and utilities provided by NVIDIA. It is specifically designed for camera power control and initialization using the NvMedia API.</text:p>
            </text:list-item>
            <text:list-item>
              <text:p text:style-name="P179">"iolauncher -U": This command is part of the IOM framework, which is a component of NVIDIA's Jetson platform. It provides a unified interface for camera applications to interact with the camera hardware and underlying system services.</text:p>
            </text:list-item>
          </text:list>
        </text:list-item>
        <text:list-item>
          <text:p text:style-name="P175">Functionality:</text:p>
          <text:list>
            <text:list-item>
              <text:p text:style-name="P179">"/samples/nvmedia/nvcam_pwr on &amp;&amp; on -u": This command handles camera power control, enabling the camera hardware and configuring it for use. It does not directly launch camera applications but prepares the camera subsystem for subsequent operations.</text:p>
            </text:list-item>
            <text:list-item>
              <text:p text:style-name="P175">"iolauncher -U": This command is responsible for launching user-mode camera applications. It facilitates the communication between camera applications and the camera hardware, managing camera resources and providing the necessary services for camera functionality.</text:p>
            </text:list-item>
          </text:list>
        </text:list-item>
      </text:list>
      <text:p text:style-name="P157">In summary, "/samples/nvmedia/nvcam_pwr on &amp;&amp; on -u" is used to power on and initialize the camera subsystem, while "iolauncher -U" is used to launch camera applications within the NVIDIA I/O Manager framework. They serve different purposes but can be used together to enable and run camera-related applications smoothly on NVIDIA platforms.</text:p>
      <text:p text:style-name="P165"/>
      <text:p text:style-name="P161">repo init --repo-url ssh://jakinboy@csp-gerrit-ssh.volvocars.net/external/git-repo --repo-rev v2.13.8 --no-repo-verify -c -u ssh://csp-gerrit-ssh.volvocars.net:22/manifest -b refs/tags/2310.2.0</text:p>
      <text:p text:style-name="P161">repo init -u ssh://jakinboy@csp-gerrit-ssh.volvocars.net/manifest</text:p>
      <text:p text:style-name="P161"><text:soft-page-break/>repo sync -j1 -d</text:p>
      <text:p text:style-name="P161">cd ~/.baf_artifacts</text:p>
      <text:p text:style-name="P161">dizzy --no-cache run --no-storage hpa generate_doc <text:s text:c="10"/></text:p>
      <text:p text:style-name="P161">dizzy run hpa build --signature=signing_key<text:tab/><text:tab/></text:p>
      <text:p text:style-name="P161">dizzy run hpa prod_deliver --signature=signing_key<text:tab/></text:p>
      <text:p text:style-name="P161">dizzy --no-cache run --no-storage hpa prod_deliver --signature signing_key --signature-<text:span text:style-name="T156">method internal</text:span></text:p>
      <text:p text:style-name="P166"/>
      <text:p text:style-name="P161"><text:span text:style-name="T157">This is for the primary IFS </text:span><text:span text:style-name="T158">Build file…</text:span><text:span text:style-name="T157"> </text:span><text:span text:style-name="T156">drive-t186ref-qnx/bsp/images/nvidia-t186.build_vm_safety </text:span></text:p>
      <text:p text:style-name="P166"/>
      <text:p text:style-name="P158"><text:span text:style-name="T71">The command </text:span><text:span text:style-name="Source_20_Text"><text:span text:style-name="T148">ps -A | grep uds</text:span></text:span><text:span text:style-name="T73"> </text:span><text:span text:style-name="T71">is used to list all running processes and then filter the output to show only the processes that contain the string "uds" in their names.</text:span></text:p>
      <text:p text:style-name="P167"><text:span text:style-name="T72">ps</text:span><text:span text:style-name="T71"> means process status</text:span></text:p>
      <text:p text:style-name="P164"><text:span text:style-name="T100">Kill -9 (PID). </text:span><text:span text:style-name="T97"><text:s/>PID means the process ID of the running applications</text:span></text:p>
      <text:p text:style-name="P168">To Edit Patch file follow these process:</text:p>
      <text:p text:style-name="P162"><text:span text:style-name="T97">if you want to remove something from a build file (targetfs, primaryIFS, debug and debug extra targetfs build file), first search for the patch that add</text:span><text:span text:style-name="T98">ed the </text:span><text:span text:style-name="T97"><text:s/>stuff and know where you want to add it to. </text:span><text:span text:style-name="T99">Move to tmp/unpack</text:span></text:p>
      <text:p text:style-name="P163"><text:span text:style-name="T97">1. Run </text:span><text:span text:style-name="T101">git rebase –interactive</text:span></text:p>
      <text:p text:style-name="P163"><text:span text:style-name="T101">2. change pick to edit </text:span><text:span text:style-name="T102">for only the the patch you want to edit, then sa</text:span><text:span text:style-name="T103">v</text:span><text:span text:style-name="T102">e</text:span></text:p>
      <text:p text:style-name="P57">3. <text:span text:style-name="T159">Open the the build file in vscode and make you change to it and save</text:span></text:p>
      <text:p text:style-name="P132">4. Go back to terminal and go <text:span text:style-name="T1">git add</text:span></text:p>
      <text:p text:style-name="P132"><text:span text:style-name="T1">5. </text:span><text:span text:style-name="T30">Then do </text:span><text:span text:style-name="T1">git commit --amend --no-edit</text:span></text:p>
      <text:p text:style-name="P123">6. then do <text:span text:style-name="T1">git rebase –continue</text:span></text:p>
      <text:p text:style-name="P100">Once it is successfully rebase then do 7.</text:p>
      <text:p text:style-name="P100">7. Do git create-patches</text:p>
      <text:p text:style-name="P100">8. Copy the patches to ../../vcc/hpa/files/patches.</text:p>
      <text:p text:style-name="P100">9. move to driveos_packaging and do git add, git comit and git push.</text:p>
      <text:p text:style-name="P100"/>
      <text:p text:style-name="P100"/>
      <text:p text:style-name="P124">To create an new branch from master <text:s/>do <text:s text:c="2"/><text:span text:style-name="T1">git checkout -t origin/master -b my_new_branch</text:span></text:p>
      <text:p text:style-name="P100"/>
      <text:p text:style-name="P125"><text:span text:style-name="T19">docker system prune -a </text:span><text:span text:style-name="T6"><text:s text:c="2"/></text:span><text:span text:style-name="T104">The command "docker system prune -a" is used to clean up unused Docker resources on your system. </text:span></text:p>
      <text:p text:style-name="P40"/>
      <text:p text:style-name="P126"><text:span text:style-name="T105">T</text:span><text:span text:style-name="T104">o resolve merge conflict on gerrit, follow these steps:</text:span></text:p>
      <text:p text:style-name="P41">Try to resolve it from gerrit and if it does not work then try these:</text:p>
      <text:p text:style-name="P44">1. git status</text:p>
      <text:p text:style-name="P133"><text:span text:style-name="T107">2. git checkout </text:span><text:span text:style-name="T108">master</text:span></text:p>
      <text:p text:style-name="P45">3. git st</text:p>
      <text:p text:style-name="P45"><text:soft-page-break/>4. git reset origin/master</text:p>
      <text:p text:style-name="P45">5. git st</text:p>
      <text:p text:style-name="P45">6. git reset –hard</text:p>
      <text:p text:style-name="P45">7. git st</text:p>
      <text:p text:style-name="P45">8. git clean -fd</text:p>
      <text:p text:style-name="P45">9. git status (After this command, confirm htat the branch is now up to origin/master</text:p>
      <text:p text:style-name="P45">10. download the branch from gerrit</text:p>
      <text:p text:style-name="P45">11. git rebase -i master</text:p>
      <text:p text:style-name="P45">12. git rebase –continue</text:p>
      <text:p text:style-name="P46">13. git br –set-upstream-to=origin/master</text:p>
      <text:p text:style-name="P46">14. git diff origin/master^! (This command is used to get the difference between your commit and the origin/master)</text:p>
      <text:p text:style-name="P46">15. git pull –rebase</text:p>
      <text:p text:style-name="P46">16.git status</text:p>
      <text:p text:style-name="P46">17. Open editor to resolve the merge conflict (accept the current change)</text:p>
      <text:p text:style-name="P46">18. git st and git add the just saved file-based</text:p>
      <text:p text:style-name="P46">19. git rebase –continue</text:p>
      <text:p text:style-name="P46">20. git st</text:p>
      <text:p text:style-name="P134"><text:span text:style-name="T107">21. </text:span><text:span text:style-name="T109">git push origin HEAD:refs/for/master</text:span></text:p>
      <text:p text:style-name="P47"/>
      <text:p text:style-name="P42"/>
      <text:p text:style-name="P43">How to build Asymmetric image</text:p>
      <text:p text:style-name="P137"><text:a xlink:type="simple" xlink:href="https://confluence.volvocars.biz/display/ARTCSP/Asymmetric+build+guide" text:style-name="Internet_20_link" text:visited-style-name="Visited_20_Internet_20_Link"><text:span text:style-name="T106">https://confluence.volvocars.biz/display/ARTCSP/Asymmetric+build+guide</text:span></text:a></text:p>
      <text:p text:style-name="P136"><text:span text:style-name="T113">If you want to build it locally run this command</text:span><text:span text:style-name="T107"> </text:span></text:p>
      <text:p text:style-name="P135"><text:span text:style-name="T111">I</text:span><text:span text:style-name="T110">n order to create one </text:span><text:span text:style-name="T112">without linux</text:span><text:span text:style-name="T110"> you run:</text:span></text:p>
      <text:list xml:id="list4219408840" text:style-name="L6">
        <text:list-item>
          <text:p text:style-name="P180">dizzy run hpa generate_asymmetric_images --build-variant prod --key-id blue</text:p>
        </text:list-item>
      </text:list>
      <text:p text:style-name="P2"><text:span text:style-name="T161">I</text:span>n order to create one <text:span text:style-name="T51">with linux</text:span> you run:</text:p>
      <text:list xml:id="list3115867015" text:style-name="L7">
        <text:list-item>
          <text:p text:style-name="P181">dizzy run hpa generate_asymmetric_images --build-variant prod --key-id blue --asymmetric-with-linux asymmetric_with_linux</text:p>
        </text:list-item>
      </text:list>
      <text:p text:style-name="P143"><text:span text:style-name="T69">If you want to build it </text:span><text:span text:style-name="T70">on Jenkins</text:span><text:span text:style-name="T69"> run this </text:span></text:p>
      <text:p text:style-name="P143"><text:span text:style-name="T59">I</text:span><text:span text:style-name="T58">n order to create one </text:span><text:span text:style-name="T63">without linux</text:span><text:span text:style-name="T58"> you run:</text:span></text:p>
      <text:p text:style-name="P143"><text:span text:style-name="T58"><text:tab/>parameters used for the first build: <text:tab/></text:span><text:a xlink:type="simple" xlink:href="https://hayford.csp-dev.net/jenkins/job/manual_task/44662/parameters/" text:style-name="Internet_20_link" text:visited-style-name="Visited_20_Internet_20_Link">https://hayford.csp-dev.net/jenkins/job/manual_task/44662/parameters/</text:a></text:p>
      <text:p text:style-name="P54"><text:span text:style-name="T141"><text:tab/></text:span><text:span text:style-name="T145">GERRIT_CHANGE_NUMBER: </text:span><text:span text:style-name="T147">m</text:span><text:span text:style-name="T146">aster</text:span></text:p>
      <text:p text:style-name="P48"><text:tab/>PRODUCT: hpa</text:p>
      <text:p text:style-name="P48"><text:tab/>TASK: generate_asymmetric_images</text:p>
      <text:p text:style-name="P48"><text:tab/>CONFIG: {"build_variant": "prod"}</text:p>
      <text:p text:style-name="P48"/>
      <text:p text:style-name="P144"><text:span text:style-name="T59">I</text:span><text:span text:style-name="T58">n order to create one </text:span><text:span text:style-name="T63">with linux</text:span><text:span text:style-name="T58"> you run:</text:span></text:p>
      <text:p text:style-name="P144"><text:span text:style-name="T58"><text:tab/>parameters used for the first build: <text:tab/></text:span><text:a xlink:type="simple" xlink:href="https://hayford.csp-dev.net/jenkins/job/manual_task/44662/parameters/" text:style-name="Internet_20_link" text:visited-style-name="Visited_20_Internet_20_Link">https://hayford.csp-dev.net/jenkins/job/manual_task/4466</text:a><text:a xlink:type="simple" xlink:href="https://hayford.csp-dev.net/jenkins/job/manual_task/44662/parameters/" text:style-name="Internet_20_link" text:visited-style-name="Visited_20_Internet_20_Link"><text:span text:style-name="T60">3</text:span></text:a><text:a xlink:type="simple" xlink:href="https://hayford.csp-dev.net/jenkins/job/manual_task/44662/parameters/" text:style-name="Internet_20_link" text:visited-style-name="Visited_20_Internet_20_Link"><text:span text:style-name="T58">/parameters/</text:span></text:a></text:p>
      <text:p text:style-name="P55"><text:span text:style-name="T141"><text:tab/></text:span><text:span text:style-name="T145">GERRIT_CHANGE_NUMBER: </text:span><text:span text:style-name="T147">m</text:span><text:span text:style-name="T146">aster</text:span></text:p>
      <text:p text:style-name="P49"><text:tab/>PRODUCT: hpa</text:p>
      <text:p text:style-name="P49"><text:tab/>TASK: generate_asymmetric_images</text:p>
      <text:p text:style-name="P50"><text:tab/>CONFIG: {"build_variant": "prod","asymmetric_with_linux":"asymmetric_with_linux"}</text:p>
      <text:p text:style-name="P50"/>
      <text:p text:style-name="P56"><text:span text:style-name="T144">serial_hpa</text:span><text:span text:style-name="T142"> </text:span><text:span text:style-name="T143">This command is another alternative way of entering HPA (using uart)</text:span></text:p>
      <text:p text:style-name="P51"/>
      <text:p text:style-name="P8"><text:span text:style-name="Source_20_Text"><text:span text:style-name="T75">&lt;user&gt;&lt;password&gt;&lt;target_ip&gt;</text:span></text:span><text:span text:style-name="Source_20_Text"><text:span text:style-name="T74"> formart to run the test on vanilla build from the rig e.g </text:span></text:span><text:span text:style-name="Source_20_Text"><text:span text:style-name="T149">./run_no_union_fs.sh root root 198.19.4.1</text:span></text:span></text:p>
      <text:p text:style-name="P8"><text:span text:style-name="Source_20_Text"><text:span text:style-name="T149"/></text:span></text:p>
      <text:p text:style-name="P8"><text:span text:style-name="Source_20_Text"><text:span text:style-name="T149"/></text:span></text:p>
      <text:p text:style-name="P8"><text:span text:style-name="Source_20_Text"><text:span text:style-name="T149"/></text:span></text:p>
      <text:p text:style-name="P8"><text:span text:style-name="Source_20_Text"><text:span text:style-name="T149">ARTCSP-52461: </text:span></text:span><text:span text:style-name="Source_20_Text"><text:span text:style-name="T151">Move</text:span></text:span><text:span text:style-name="Source_20_Text"><text:span text:style-name="T149"> common bitbake functions </text:span></text:span><text:span text:style-name="Source_20_Text"><text:span text:style-name="T150">to</text:span></text:span><text:span text:style-name="Source_20_Text"><text:span text:style-name="T149"> .bb </text:span></text:span><text:span text:style-name="Source_20_Text"><text:span text:style-name="T150">shared</text:span></text:span><text:span text:style-name="Source_20_Text"><text:span text:style-name="T149"> file</text:span></text:span></text:p>
      <text:p text:style-name="P7"><text:span text:style-name="Source_20_Text"><text:span text:style-name="T149"><text:s/></text:span></text:span></text:p>
      <text:p text:style-name="P52"><text:soft-page-break/>sw_version_lookup </text:p>
      <text:p text:style-name="P52"/>
      <text:p text:style-name="P53">How to mount overlay mount</text:p>
      <text:p text:style-name="P52">mkdir fs_a fs_b</text:p>
      <text:p text:style-name="P52">touch fs_a/a_file_{0..5}</text:p>
      <text:p text:style-name="P52">touch fs_b/b_file_{0..5}</text:p>
      <text:p text:style-name="P52">echo "This is on filesystem A!" &gt; fs_a/myfile</text:p>
      <text:p text:style-name="P52">echo "This is on filesystem B!" &gt; fs_b/myfile</text:p>
      <text:p text:style-name="P52">mkdir working</text:p>
      <text:p text:style-name="P52">mkdir myoverlay <text:s text:c="8"/><text:span text:style-name="T7">mount point</text:span></text:p>
      <text:p text:style-name="P52">sudo mount -t overlay overlay -o lowerdir=fs_a,upperdir=fs_b,workdir=working myoverlay</text:p>
      <text:p text:style-name="P52"/>
      <text:p text:style-name="P53">How to mount <text:span text:style-name="T163">part of file system to a specific location </text:span><text:span text:style-name="T162">using bind</text:span> mount</text:p>
      <text:p text:style-name="P52">jakinboy@jakinboy:~/test-me$ mkdir mylogs</text:p>
      <text:p text:style-name="P52">jakinboy@jakinboy:~/test-me$ sudo mount --bind /var/log mylogs</text:p>
      <text:p text:style-name="P52">jakinboy@jakinboy:~/test-me$ ls mylogs</text:p>
      <text:p text:style-name="P53"/>
      <text:p text:style-name="P145"><text:span text:style-name="T64">How to </text:span><text:span text:style-name="T65">temporarily replace a file content </text:span><text:span text:style-name="T66">using bind</text:span><text:span text:style-name="T64"> mount</text:span></text:p>
      <text:p text:style-name="P52">jakinboy@jakinboy:~/test-me$ echo "This is the original file" &gt; myfile </text:p>
      <text:p text:style-name="P52">jakinboy@jakinboy:~/test-me$ echo "This is the other file" &gt; myfile2 </text:p>
      <text:p text:style-name="P52">jakinboy@jakinboy:~/test-me$ sudo mount --bind myfile2 myfile</text:p>
      <text:p text:style-name="P52">jakinboy@jakinboy:~/test-me$ cat myfile</text:p>
      <text:p text:style-name="P52">This is the other file</text:p>
      <text:p text:style-name="P52">jakinboy@jakinboy:~/test-me$ sudo umount myfile </text:p>
      <text:p text:style-name="P52">jakinboy@jakinboy:~/test-me$ cat myfile</text:p>
      <text:p text:style-name="P52">This is the original file</text:p>
      <text:p text:style-name="P52"/>
      <text:p text:style-name="P52">dizzy interact driveos_packaging create_images_5_2 --signature signing_key --vcc-patched unpatched</text:p>
      <text:p text:style-name="P52"/>
      <text:p text:style-name="P52">sftp://hiluser@gotsva1562.got.volvocars.n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8-17T09:01:05.666709184</dc:date>
    <meta:editing-duration>P38DT3H17M33S</meta:editing-duration>
    <meta:editing-cycles>58</meta:editing-cycles>
    <meta:document-statistic meta:table-count="1" meta:image-count="0" meta:object-count="0" meta:page-count="12" meta:paragraph-count="336" meta:word-count="4087" meta:character-count="27799" meta:non-whitespace-character-count="22704"/>
  </office:meta>
</office:document-meta>
</file>